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1.0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1.4681in"/>
    </style:style>
    <style:style style:name="co7" style:family="table-column">
      <style:table-column-properties fo:break-before="auto" style:column-width="1.5374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7957in"/>
    </style:style>
    <style:style style:name="co11" style:family="table-column">
      <style:table-column-properties fo:break-before="auto" style:column-width="0.6807in"/>
    </style:style>
    <style:style style:name="co12" style:family="table-column">
      <style:table-column-properties fo:break-before="auto" style:column-width="0.7339in"/>
    </style:style>
    <style:style style:name="co13" style:family="table-column">
      <style:table-column-properties fo:break-before="auto" style:column-width="0.6189in"/>
    </style:style>
    <style:style style:name="co14" style:family="table-column">
      <style:table-column-properties fo:break-before="auto" style:column-width="0.7264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1.0811in"/>
    </style:style>
    <style:style style:name="co17" style:family="table-column">
      <style:table-column-properties fo:break-before="auto" style:column-width="0.8965in"/>
    </style:style>
    <style:style style:name="co18" style:family="table-column">
      <style:table-column-properties fo:break-before="auto" style:column-width="0.7807in"/>
    </style:style>
    <style:style style:name="co19" style:family="table-column">
      <style:table-column-properties fo:break-before="auto" style:column-width="1.0354in"/>
    </style:style>
    <style:style style:name="co20" style:family="table-column">
      <style:table-column-properties fo:break-before="auto" style:column-width="0.9193in"/>
    </style:style>
    <style:style style:name="co21" style:family="table-column">
      <style:table-column-properties fo:break-before="auto" style:column-width="0.7728in"/>
    </style:style>
    <style:style style:name="co22" style:family="table-column">
      <style:table-column-properties fo:break-before="auto" style:column-width="0.6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achine Code Size" table:style-name="ta1">
        <table:shapes>
          <draw:frame draw:z-index="0" draw:style-name="gr1" svg:width="4.7689in" svg:height="3.5484in" svg:x="5.1567in" svg:y="0.2173in">
            <draw:object draw:notify-on-update-of-ranges="'Machine Code Size'.B1:'Machine Code Size'.D1 'Machine Code Size'.A2:'Machine Code Size'.A2 'Machine Code Size'.B2:'Machine Code Size'.D2 'Machine Code Size'.A3:'Machine Code Size'.A3 'Machine Code Size'.B3:'Machine Code Size'.D3 'Machine Code Size'.A4:'Machine Code Size'.A4 'Machine Code Size'.B4:'Machine Code Size'.D4 'Machine Code Size'.A5:'Machine Code Size'.A5 'Machine Code Size'.B5:'Machine Code Size'.D5 'Machine Code Size'.A6:'Machine Code Size'.A6 'Machine Code Size'.B6:'Machine Code Size'.D6 'Machine Code Size'.A7:'Machine Code Size'.A7 'Machine Code Size'.B7:'Machine Code Size'.D7 'Machine Code Size'.A8:'Machine Code Size'.A8 'Machine Code Size'.B8:'Machine Code Size'.D8 'Machine Code Size'.A9:'Machine Code Size'.A9 'Machine Code Size'.B9:'Machine Code Size'.D9 'Machine Code Size'.A10:'Machine Code Size'.A10 'Machine Code Size'.B10:'Machine Code Size'.D10 'Machine Code Size'.A11:'Machine Code Size'.A11 'Machine Code Size'.B11:'Machine Code Size'.D11 'Machine Code Size'.A12:'Machine Code Size'.A12 'Machine Code Size'.B12:'Machine Code Size'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7067in" svg:height="2.6492in" svg:x="5.1228in" svg:y="4.1768in">
            <draw:object draw:notify-on-update-of-ranges="'Machine Code Size'.B1:'Machine Code Size'.D1 'Machine Code Size'.A5:'Machine Code Size'.A5 'Machine Code Size'.B5:'Machine Code Size'.D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8335in" svg:height="6.7717in" svg:x="10.1819in" svg:y="0.2374in">
            <draw:object draw:notify-on-update-of-ranges="'Machine Code Size'.A15:'Machine Code Size'.A25 'Machine Code Size'.B14:'Machine Code Size'.B14 'Machine Code Size'.B15:'Machine Code Size'.B25 'Machine Code Size'.C14:'Machine Code Size'.C14 'Machine Code Size'.C15:'Machine Code Size'.C25 'Machine Code Size'.D14:'Machine Code Size'.D14 'Machine Code Size'.D15:'Machine Code Size'.D25 'Machine Code Size'.E15:'Machine Code Size'.E2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Machine Code</text:p>
          </table:table-cell>
          <table:table-cell office:value-type="string">
            <text:p>Backend Map</text:p>
          </table:table-cell>
          <table:table-cell office:value-type="string">
            <text:p>Resume Data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float" office:value="157.141601562">
            <text:p>157.141601562</text:p>
          </table:table-cell>
          <table:table-cell office:value-type="float" office:value="24.4013671875">
            <text:p>24.4013671875</text:p>
          </table:table-cell>
          <table:table-cell office:value-type="float" office:value="390.48046875">
            <text:p>390.48046875</text:p>
          </table:table-cell>
          <table:table-cell table:formula="of:=[.D2]+[.C2]+[.B2]" office:value-type="float" office:value="572.0234374995">
            <text:p>572.0234374995</text:p>
          </table:table-cell>
        </table:table-row>
        <table:table-row table:style-name="ro1">
          <table:table-cell office:value-type="string">
            <text:p>crypto_pyaes</text:p>
          </table:table-cell>
          <table:table-cell office:value-type="float" office:value="170.418945312">
            <text:p>170.418945312</text:p>
          </table:table-cell>
          <table:table-cell office:value-type="float" office:value="24.1279296875">
            <text:p>24.1279296875</text:p>
          </table:table-cell>
          <table:table-cell office:value-type="float" office:value="493.171875">
            <text:p>493.171875</text:p>
          </table:table-cell>
          <table:table-cell table:formula="of:=[.D3]+[.C3]+[.B3]" office:value-type="float" office:value="687.7187499995">
            <text:p>687.7187499995</text:p>
          </table:table-cell>
        </table:table-row>
        <table:table-row table:style-name="ro1">
          <table:table-cell office:value-type="string">
            <text:p>django</text:p>
          </table:table-cell>
          <table:table-cell office:value-type="float" office:value="233.50390625">
            <text:p>233.50390625</text:p>
          </table:table-cell>
          <table:table-cell office:value-type="float" office:value="51.03125">
            <text:p>51.03125</text:p>
          </table:table-cell>
          <table:table-cell office:value-type="float" office:value="577.232421875">
            <text:p>577.232421875</text:p>
          </table:table-cell>
          <table:table-cell table:formula="of:=[.D4]+[.C4]+[.B4]" office:value-type="float" office:value="861.767578125">
            <text:p>861.767578125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float" office:value="4871.02246094">
            <text:p>4871.02246094</text:p>
          </table:table-cell>
          <table:table-cell office:value-type="float" office:value="888.092773438">
            <text:p>888.092773438</text:p>
          </table:table-cell>
          <table:table-cell office:value-type="float" office:value="22877.5976562">
            <text:p>22877.5976562</text:p>
          </table:table-cell>
          <table:table-cell table:formula="of:=[.D5]+[.C5]+[.B5]" office:value-type="float" office:value="28636.712890578">
            <text:p>28636.712890578</text:p>
          </table:table-cell>
        </table:table-row>
        <table:table-row table:style-name="ro1">
          <table:table-cell office:value-type="string">
            <text:p>pyflate-fast</text:p>
          </table:table-cell>
          <table:table-cell office:value-type="float" office:value="729.340820312">
            <text:p>729.340820312</text:p>
          </table:table-cell>
          <table:table-cell office:value-type="float" office:value="150.737304688">
            <text:p>150.737304688</text:p>
          </table:table-cell>
          <table:table-cell office:value-type="float" office:value="2036.74414062">
            <text:p>2036.74414062</text:p>
          </table:table-cell>
          <table:table-cell table:formula="of:=[.D6]+[.C6]+[.B6]" office:value-type="float" office:value="2916.82226562">
            <text:p>2916.82226562</text:p>
          </table:table-cell>
        </table:table-row>
        <table:table-row table:style-name="ro1">
          <table:table-cell office:value-type="string">
            <text:p>raytrace-simple</text:p>
          </table:table-cell>
          <table:table-cell office:value-type="float" office:value="491.594726562">
            <text:p>491.594726562</text:p>
          </table:table-cell>
          <table:table-cell office:value-type="float" office:value="74.0048828125">
            <text:p>74.0048828125</text:p>
          </table:table-cell>
          <table:table-cell office:value-type="float" office:value="1427.6953125">
            <text:p>1427.6953125</text:p>
          </table:table-cell>
          <table:table-cell table:formula="of:=[.D7]+[.C7]+[.B7]" office:value-type="float" office:value="1993.2949218745">
            <text:p>1993.2949218745</text:p>
          </table:table-cell>
        </table:table-row>
        <table:table-row table:style-name="ro1">
          <table:table-cell office:value-type="string">
            <text:p>richards</text:p>
          </table:table-cell>
          <table:table-cell office:value-type="float" office:value="157.1171875">
            <text:p>157.1171875</text:p>
          </table:table-cell>
          <table:table-cell office:value-type="float" office:value="17.638671875">
            <text:p>17.638671875</text:p>
          </table:table-cell>
          <table:table-cell office:value-type="float" office:value="685.1015625">
            <text:p>685.1015625</text:p>
          </table:table-cell>
          <table:table-cell table:formula="of:=[.D8]+[.C8]+[.B8]" office:value-type="float" office:value="859.857421875">
            <text:p>859.857421875</text:p>
          </table:table-cell>
        </table:table-row>
        <table:table-row table:style-name="ro1">
          <table:table-cell office:value-type="string">
            <text:p>spambayes</text:p>
          </table:table-cell>
          <table:table-cell office:value-type="float" office:value="2499.93554688">
            <text:p>2499.93554688</text:p>
          </table:table-cell>
          <table:table-cell office:value-type="float" office:value="331.73828125">
            <text:p>331.73828125</text:p>
          </table:table-cell>
          <table:table-cell office:value-type="float" office:value="6601.51367188">
            <text:p>6601.51367188</text:p>
          </table:table-cell>
          <table:table-cell table:formula="of:=[.D9]+[.C9]+[.B9]" office:value-type="float" office:value="9433.18750001">
            <text:p>9433.18750001</text:p>
          </table:table-cell>
        </table:table-row>
        <table:table-row table:style-name="ro1">
          <table:table-cell office:value-type="string">
            <text:p>sympy_expand</text:p>
          </table:table-cell>
          <table:table-cell office:value-type="float" office:value="929.21484375">
            <text:p>929.21484375</text:p>
          </table:table-cell>
          <table:table-cell office:value-type="float" office:value="214.017578125">
            <text:p>214.017578125</text:p>
          </table:table-cell>
          <table:table-cell office:value-type="float" office:value="2231.06835938">
            <text:p>2231.06835938</text:p>
          </table:table-cell>
          <table:table-cell table:formula="of:=[.D10]+[.C10]+[.B10]" office:value-type="float" office:value="3374.300781255">
            <text:p>3374.300781255</text:p>
          </table:table-cell>
        </table:table-row>
        <table:table-row table:style-name="ro1">
          <table:table-cell office:value-type="string">
            <text:p>telco</text:p>
          </table:table-cell>
          <table:table-cell office:value-type="float" office:value="516.486328125">
            <text:p>516.486328125</text:p>
          </table:table-cell>
          <table:table-cell office:value-type="float" office:value="77.59765625">
            <text:p>77.59765625</text:p>
          </table:table-cell>
          <table:table-cell office:value-type="float" office:value="1514.109375">
            <text:p>1514.109375</text:p>
          </table:table-cell>
          <table:table-cell table:formula="of:=[.D11]+[.C11]+[.B11]" office:value-type="float" office:value="2108.193359375">
            <text:p>2108.193359375</text:p>
          </table:table-cell>
        </table:table-row>
        <table:table-row table:style-name="ro1">
          <table:table-cell office:value-type="string">
            <text:p>twisted_names</text:p>
          </table:table-cell>
          <table:table-cell office:value-type="float" office:value="1694.91308594">
            <text:p>1694.91308594</text:p>
          </table:table-cell>
          <table:table-cell office:value-type="float" office:value="228.374023438">
            <text:p>228.374023438</text:p>
          </table:table-cell>
          <table:table-cell office:value-type="float" office:value="5485.9765625">
            <text:p>5485.9765625</text:p>
          </table:table-cell>
          <table:table-cell table:formula="of:=[.D12]+[.C12]+[.B12]" office:value-type="float" office:value="7409.263671878">
            <text:p>7409.2636718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1]" office:value-type="string" office:string-value="Machine Code">
            <text:p>Machine Code</text:p>
          </table:table-cell>
          <table:table-cell table:formula="of:=[.C1]" office:value-type="string" office:string-value="Backend Map">
            <text:p>Backend Map</text:p>
          </table:table-cell>
          <table:table-cell table:formula="of:=[.D1]" office:value-type="string" office:string-value="Resume Data">
            <text:p>Resume Data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[.A2]" office:value-type="string" office:string-value="chaos">
            <text:p>chaos</text:p>
          </table:table-cell>
          <table:table-cell table:formula="of:=[.B2]/[.$E2]" office:value-type="float" office:value="0.274711823433174">
            <text:p>0.2747118234</text:p>
          </table:table-cell>
          <table:table-cell table:formula="of:=[.C2]/[.$E2]" office:value-type="float" office:value="0.0426579849492991">
            <text:p>0.0426579849</text:p>
          </table:table-cell>
          <table:table-cell table:formula="of:=[.D2]/[.$E2]" office:value-type="float" office:value="0.682630191617527">
            <text:p>0.6826301916</text:p>
          </table:table-cell>
          <table:table-cell table:formula="of:=[.E2]" office:value-type="float" office:value="572.0234374995">
            <text:p>572.0234374995</text:p>
          </table:table-cell>
        </table:table-row>
        <table:table-row table:style-name="ro1">
          <table:table-cell table:formula="of:=[.A3]" office:value-type="string" office:string-value="crypto_pyaes">
            <text:p>crypto_pyaes</text:p>
          </table:table-cell>
          <table:table-cell table:formula="of:=[.B3]/[.$E3]" office:value-type="float" office:value="0.247803255781704">
            <text:p>0.2478032558</text:p>
          </table:table-cell>
          <table:table-cell table:formula="of:=[.C3]/[.$E3]" office:value-type="float" office:value="0.0350840073613196">
            <text:p>0.0350840074</text:p>
          </table:table-cell>
          <table:table-cell table:formula="of:=[.D3]/[.$E3]" office:value-type="float" office:value="0.717112736856976">
            <text:p>0.7171127369</text:p>
          </table:table-cell>
          <table:table-cell table:formula="of:=[.E3]" office:value-type="float" office:value="687.7187499995">
            <text:p>687.7187499995</text:p>
          </table:table-cell>
        </table:table-row>
        <table:table-row table:style-name="ro1">
          <table:table-cell table:formula="of:=[.A4]" office:value-type="string" office:string-value="django">
            <text:p>django</text:p>
          </table:table-cell>
          <table:table-cell table:formula="of:=[.B4]/[.$E4]" office:value-type="float" office:value="0.27095926114794">
            <text:p>0.2709592611</text:p>
          </table:table-cell>
          <table:table-cell table:formula="of:=[.C4]/[.$E4]" office:value-type="float" office:value="0.0592169528018585">
            <text:p>0.0592169528</text:p>
          </table:table-cell>
          <table:table-cell table:formula="of:=[.D4]/[.$E4]" office:value-type="float" office:value="0.669823786050201">
            <text:p>0.6698237861</text:p>
          </table:table-cell>
          <table:table-cell table:formula="of:=[.E4]" office:value-type="float" office:value="861.767578125">
            <text:p>861.767578125</text:p>
          </table:table-cell>
        </table:table-row>
        <table:table-row table:style-name="ro1">
          <table:table-cell table:formula="of:=[.A5]" office:value-type="string" office:string-value="go">
            <text:p>go</text:p>
          </table:table-cell>
          <table:table-cell table:formula="of:=[.B5]/[.$E5]" office:value-type="float" office:value="0.170097122513759">
            <text:p>0.1700971225</text:p>
          </table:table-cell>
          <table:table-cell table:formula="of:=[.C5]/[.$E5]" office:value-type="float" office:value="0.0310123852842831">
            <text:p>0.0310123853</text:p>
          </table:table-cell>
          <table:table-cell table:formula="of:=[.D5]/[.$E5]" office:value-type="float" office:value="0.798890492201958">
            <text:p>0.7988904922</text:p>
          </table:table-cell>
          <table:table-cell table:formula="of:=[.E5]" office:value-type="float" office:value="28636.712890578">
            <text:p>28636.712890578</text:p>
          </table:table-cell>
        </table:table-row>
        <table:table-row table:style-name="ro1">
          <table:table-cell table:formula="of:=[.A6]" office:value-type="string" office:string-value="pyflate-fast">
            <text:p>pyflate-fast</text:p>
          </table:table-cell>
          <table:table-cell table:formula="of:=[.B6]/[.$E6]" office:value-type="float" office:value="0.250046370294342">
            <text:p>0.2500463703</text:p>
          </table:table-cell>
          <table:table-cell table:formula="of:=[.C6]/[.$E6]" office:value-type="float" office:value="0.0516786046461282">
            <text:p>0.0516786046</text:p>
          </table:table-cell>
          <table:table-cell table:formula="of:=[.D6]/[.$E6]" office:value-type="float" office:value="0.69827502505953">
            <text:p>0.6982750251</text:p>
          </table:table-cell>
          <table:table-cell table:formula="of:=[.E6]" office:value-type="float" office:value="2916.82226562">
            <text:p>2916.82226562</text:p>
          </table:table-cell>
        </table:table-row>
        <table:table-row table:style-name="ro1">
          <table:table-cell table:formula="of:=[.A7]" office:value-type="string" office:string-value="raytrace-simple">
            <text:p>raytrace-simple</text:p>
          </table:table-cell>
          <table:table-cell table:formula="of:=[.B7]/[.$E7]" office:value-type="float" office:value="0.246624180479877">
            <text:p>0.2466241805</text:p>
          </table:table-cell>
          <table:table-cell table:formula="of:=[.C7]/[.$E7]" office:value-type="float" office:value="0.0371269108250703">
            <text:p>0.0371269108</text:p>
          </table:table-cell>
          <table:table-cell table:formula="of:=[.D7]/[.$E7]" office:value-type="float" office:value="0.716248908695052">
            <text:p>0.7162489087</text:p>
          </table:table-cell>
          <table:table-cell table:formula="of:=[.E7]" office:value-type="float" office:value="1993.2949218745">
            <text:p>1993.2949218745</text:p>
          </table:table-cell>
        </table:table-row>
        <table:table-row table:style-name="ro1">
          <table:table-cell table:formula="of:=[.A8]" office:value-type="string" office:string-value="richards">
            <text:p>richards</text:p>
          </table:table-cell>
          <table:table-cell table:formula="of:=[.B8]/[.$E8]" office:value-type="float" office:value="0.182724697726504">
            <text:p>0.1827246977</text:p>
          </table:table-cell>
          <table:table-cell table:formula="of:=[.C8]/[.$E8]" office:value-type="float" office:value="0.0205134844757602">
            <text:p>0.0205134845</text:p>
          </table:table-cell>
          <table:table-cell table:formula="of:=[.D8]/[.$E8]" office:value-type="float" office:value="0.796761817797736">
            <text:p>0.7967618178</text:p>
          </table:table-cell>
          <table:table-cell table:formula="of:=[.E8]" office:value-type="float" office:value="859.857421875">
            <text:p>859.857421875</text:p>
          </table:table-cell>
        </table:table-row>
        <table:table-row table:style-name="ro1">
          <table:table-cell table:formula="of:=[.A9]" office:value-type="string" office:string-value="spambayes">
            <text:p>spambayes</text:p>
          </table:table-cell>
          <table:table-cell table:formula="of:=[.B9]/[.$E9]" office:value-type="float" office:value="0.265014932320316">
            <text:p>0.2650149323</text:p>
          </table:table-cell>
          <table:table-cell table:formula="of:=[.C9]/[.$E9]" office:value-type="float" office:value="0.0351671459143209">
            <text:p>0.0351671459</text:p>
          </table:table-cell>
          <table:table-cell table:formula="of:=[.D9]/[.$E9]" office:value-type="float" office:value="0.699817921765363">
            <text:p>0.6998179218</text:p>
          </table:table-cell>
          <table:table-cell table:formula="of:=[.E9]" office:value-type="float" office:value="9433.18750001">
            <text:p>9433.18750001</text:p>
          </table:table-cell>
        </table:table-row>
        <table:table-row table:style-name="ro1">
          <table:table-cell table:formula="of:=[.A10]" office:value-type="string" office:string-value="sympy_expand">
            <text:p>sympy_expand</text:p>
          </table:table-cell>
          <table:table-cell table:formula="of:=[.B10]/[.$E10]" office:value-type="float" office:value="0.275379968766269">
            <text:p>0.2753799688</text:p>
          </table:table-cell>
          <table:table-cell table:formula="of:=[.C10]/[.$E10]" office:value-type="float" office:value="0.0634257560303799">
            <text:p>0.063425756</text:p>
          </table:table-cell>
          <table:table-cell table:formula="of:=[.D10]/[.$E10]" office:value-type="float" office:value="0.661194275203351">
            <text:p>0.6611942752</text:p>
          </table:table-cell>
          <table:table-cell table:formula="of:=[.E10]" office:value-type="float" office:value="3374.300781255">
            <text:p>3374.300781255</text:p>
          </table:table-cell>
        </table:table-row>
        <table:table-row table:style-name="ro1">
          <table:table-cell table:formula="of:=[.A11]" office:value-type="string" office:string-value="telco">
            <text:p>telco</text:p>
          </table:table-cell>
          <table:table-cell table:formula="of:=[.B11]/[.$E11]" office:value-type="float" office:value="0.244990017556131">
            <text:p>0.2449900176</text:p>
          </table:table-cell>
          <table:table-cell table:formula="of:=[.C11]/[.$E11]" office:value-type="float" office:value="0.0368076561407085">
            <text:p>0.0368076561</text:p>
          </table:table-cell>
          <table:table-cell table:formula="of:=[.D11]/[.$E11]" office:value-type="float" office:value="0.718202326303161">
            <text:p>0.7182023263</text:p>
          </table:table-cell>
          <table:table-cell table:formula="of:=[.E11]" office:value-type="float" office:value="2108.193359375">
            <text:p>2108.193359375</text:p>
          </table:table-cell>
        </table:table-row>
        <table:table-row table:style-name="ro1">
          <table:table-cell table:formula="of:=[.A12]" office:value-type="string" office:string-value="twisted_names">
            <text:p>twisted_names</text:p>
          </table:table-cell>
          <table:table-cell table:formula="of:=[.B12]/[.$E12]" office:value-type="float" office:value="0.228755941345842">
            <text:p>0.2287559413</text:p>
          </table:table-cell>
          <table:table-cell table:formula="of:=[.C12]/[.$E12]" office:value-type="float" office:value="0.03082276911062">
            <text:p>0.0308227691</text:p>
          </table:table-cell>
          <table:table-cell table:formula="of:=[.D12]/[.$E12]" office:value-type="float" office:value="0.740421289543538">
            <text:p>0.7404212895</text:p>
          </table:table-cell>
          <table:table-cell table:formula="of:=[.E12]" office:value-type="float" office:value="7409.263671878">
            <text:p>7409.263671878</text:p>
          </table:table-cell>
        </table:table-row>
      </table:table>
      <table:table table:name="Resume Data Sizes" table:style-name="ta1">
        <table:shapes>
          <draw:frame draw:z-index="0" draw:style-name="gr1" svg:width="4.3512in" svg:height="3.5429in" svg:x="0.5571in" svg:y="2.0728in">
            <draw:object draw:notify-on-update-of-ranges="'Resume Data Sizes'.B2:'Resume Data Sizes'.B2 'Resume Data Sizes'.B3:'Resume Data Sizes'.B3 'Resume Data Sizes'.B4:'Resume Data Sizes'.B4 'Resume Data Sizes'.B5:'Resume Data Sizes'.B5 'Resume Data Sizes'.B6:'Resume Data Sizes'.B6 'Resume Data Sizes'.B7:'Resume Data Sizes'.B7 'Resume Data Sizes'.B8:'Resume Data Sizes'.B8 'Resume Data Sizes'.B9:'Resume Data Sizes'.B9 'Resume Data Sizes'.B10:'Resume Data Sizes'.B10 'Resume Data Sizes'.B11:'Resume Data Sizes'.B11 'Resume Data Sizes'.B12:'Resume Data Sizes'.B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96in" svg:height="3.548in" svg:x="6.3457in" svg:y="2.0791in">
            <draw:object draw:notify-on-update-of-ranges="'Resume Data Sizes'.D1:'Resume Data Sizes'.F1 'Resume Data Sizes'.B2:'Resume Data Sizes'.B2 'Resume Data Sizes'.D2:'Resume Data Sizes'.F2 'Resume Data Sizes'.B3:'Resume Data Sizes'.B3 'Resume Data Sizes'.D3:'Resume Data Sizes'.F3 'Resume Data Sizes'.B4:'Resume Data Sizes'.B4 'Resume Data Sizes'.D4:'Resume Data Sizes'.F4 'Resume Data Sizes'.B5:'Resume Data Sizes'.B5 'Resume Data Sizes'.D5:'Resume Data Sizes'.F5 'Resume Data Sizes'.B6:'Resume Data Sizes'.B6 'Resume Data Sizes'.D6:'Resume Data Sizes'.F6 'Resume Data Sizes'.B7:'Resume Data Sizes'.B7 'Resume Data Sizes'.D7:'Resume Data Sizes'.F7 'Resume Data Sizes'.B8:'Resume Data Sizes'.B8 'Resume Data Sizes'.D8:'Resume Data Sizes'.F8 'Resume Data Sizes'.B9:'Resume Data Sizes'.B9 'Resume Data Sizes'.D9:'Resume Data Sizes'.F9 'Resume Data Sizes'.B10:'Resume Data Sizes'.B10 'Resume Data Sizes'.D10:'Resume Data Sizes'.F10 'Resume Data Sizes'.B11:'Resume Data Sizes'.B11 'Resume Data Sizes'.D11:'Resume Data Sizes'.F11 'Resume Data Sizes'.B12:'Resume Data Sizes'.B12 'Resume Data Sizes'.D12:'Resume Data Sizes'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96in" svg:height="3.5402in" svg:x="6.5004in" svg:y="5.7972in">
            <draw:object draw:notify-on-update-of-ranges="'Resume Data Sizes'.D1:'Resume Data Sizes'.F1 'Resume Data Sizes'.B5:'Resume Data Sizes'.B5 'Resume Data Sizes'.D5:'Resume Data Sizes'.F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4.2047in" svg:height="3.5402in" svg:x="0.6339in" svg:y="5.8823in">
            <draw:object draw:notify-on-update-of-ranges="'Resume Data Sizes'.B5:'Resume Data Sizes'.B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guards</text:p>
          </table:table-cell>
          <table:table-cell office:value-type="string">
            <text:p>Resume Data</text:p>
          </table:table-cell>
          <table:table-cell office:value-type="string">
            <text:p>Naive Resume Data</text:p>
          </table:table-cell>
          <table:table-cell office:value-type="string">
            <text:p>xz Compressed Resume Data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888">
            <text:p>888</text:p>
          </table:table-cell>
          <table:table-cell office:value-type="float" office:value="390.48046875">
            <text:p>390.48046875</text:p>
          </table:table-cell>
          <table:table-cell office:value-type="float" office:value="1312.44140625">
            <text:p>1312.44140625</text:p>
          </table:table-cell>
          <table:table-cell office:value-type="float" office:value="82.2734375">
            <text:p>82.27343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956">
            <text:p>956</text:p>
          </table:table-cell>
          <table:table-cell office:value-type="float" office:value="493.171875">
            <text:p>493.171875</text:p>
          </table:table-cell>
          <table:table-cell office:value-type="float" office:value="1685.69921875">
            <text:p>1685.69921875</text:p>
          </table:table-cell>
          <table:table-cell office:value-type="float" office:value="90.00390625">
            <text:p>90.0039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1084">
            <text:p>1084</text:p>
          </table:table-cell>
          <table:table-cell office:value-type="float" office:value="577.232421875">
            <text:p>577.232421875</text:p>
          </table:table-cell>
          <table:table-cell office:value-type="float" office:value="2383.1484375">
            <text:p>2383.1484375</text:p>
          </table:table-cell>
          <table:table-cell office:value-type="float" office:value="109.6953125">
            <text:p>109.6953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29989">
            <text:p>29989</text:p>
          </table:table-cell>
          <table:table-cell office:value-type="float" office:value="22877.5976562">
            <text:p>22877.5976562</text:p>
          </table:table-cell>
          <table:table-cell office:value-type="float" office:value="91200.3007812">
            <text:p>91200.3007812</text:p>
          </table:table-cell>
          <table:table-cell office:value-type="float" office:value="3753.15625">
            <text:p>3753.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4019">
            <text:p>4019</text:p>
          </table:table-cell>
          <table:table-cell office:value-type="float" office:value="2036.74414062">
            <text:p>2036.74414062</text:p>
          </table:table-cell>
          <table:table-cell office:value-type="float" office:value="7422.01367188">
            <text:p>7422.01367188</text:p>
          </table:table-cell>
          <table:table-cell office:value-type="float" office:value="380.3828125">
            <text:p>380.3828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2661">
            <text:p>2661</text:p>
          </table:table-cell>
          <table:table-cell office:value-type="float" office:value="1427.6953125">
            <text:p>1427.6953125</text:p>
          </table:table-cell>
          <table:table-cell office:value-type="float" office:value="4591.57617188">
            <text:p>4591.57617188</text:p>
          </table:table-cell>
          <table:table-cell office:value-type="float" office:value="270.48046875">
            <text:p>270.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1044">
            <text:p>1044</text:p>
          </table:table-cell>
          <table:table-cell office:value-type="float" office:value="685.1015625">
            <text:p>685.1015625</text:p>
          </table:table-cell>
          <table:table-cell office:value-type="float" office:value="2579.734375">
            <text:p>2579.734375</text:p>
          </table:table-cell>
          <table:table-cell office:value-type="float" office:value="116.98046875">
            <text:p>116.9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12914">
            <text:p>12914</text:p>
          </table:table-cell>
          <table:table-cell office:value-type="float" office:value="6601.51367188">
            <text:p>6601.51367188</text:p>
          </table:table-cell>
          <table:table-cell office:value-type="float" office:value="36708.2675781">
            <text:p>36708.2675781</text:p>
          </table:table-cell>
          <table:table-cell office:value-type="float" office:value="1248.1640625">
            <text:p>1248.164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4532">
            <text:p>4532</text:p>
          </table:table-cell>
          <table:table-cell office:value-type="float" office:value="2231.06835938">
            <text:p>2231.06835938</text:p>
          </table:table-cell>
          <table:table-cell office:value-type="float" office:value="10048.6972656">
            <text:p>10048.6972656</text:p>
          </table:table-cell>
          <table:table-cell office:value-type="float" office:value="442.48046875">
            <text:p>442.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2804">
            <text:p>2804</text:p>
          </table:table-cell>
          <table:table-cell office:value-type="float" office:value="1514.109375">
            <text:p>1514.109375</text:p>
          </table:table-cell>
          <table:table-cell office:value-type="float" office:value="6352.2734375">
            <text:p>6352.2734375</text:p>
          </table:table-cell>
          <table:table-cell office:value-type="float" office:value="285.3515625">
            <text:p>285.35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9570">
            <text:p>9570</text:p>
          </table:table-cell>
          <table:table-cell office:value-type="float" office:value="5485.9765625">
            <text:p>5485.9765625</text:p>
          </table:table-cell>
          <table:table-cell office:value-type="float" office:value="30032.9023438">
            <text:p>30032.9023438</text:p>
          </table:table-cell>
          <table:table-cell office:value-type="float" office:value="1034.8203125">
            <text:p>1034.8203125</text:p>
          </table:table-cell>
        </table:table-row>
      </table:table>
      <table:table table:name="Operations and Guards" table:style-name="ta1">
        <table:shapes>
          <draw:frame draw:z-index="0" draw:style-name="gr1" svg:width="6.2988in" svg:height="3.5429in" svg:x="0.5571in" svg:y="2.0728in">
            <draw:object draw:notify-on-update-of-ranges="'Operations and Guards'.D1:'Operations and Guards'.J1 'Operations and Guards'.B2:'Operations and Guards'.B2 'Operations and Guards'.D2:'Operations and Guards'.J2 'Operations and Guards'.B3:'Operations and Guards'.B3 'Operations and Guards'.D3:'Operations and Guards'.J3 'Operations and Guards'.B4:'Operations and Guards'.B4 'Operations and Guards'.D4:'Operations and Guards'.J4 'Operations and Guards'.B5:'Operations and Guards'.B5 'Operations and Guards'.D5:'Operations and Guards'.J5 'Operations and Guards'.B6:'Operations and Guards'.B6 'Operations and Guards'.D6:'Operations and Guards'.J6 'Operations and Guards'.B7:'Operations and Guards'.B7 'Operations and Guards'.D7:'Operations and Guards'.J7 'Operations and Guards'.B8:'Operations and Guards'.B8 'Operations and Guards'.D8:'Operations and Guards'.J8 'Operations and Guards'.B9:'Operations and Guards'.B9 'Operations and Guards'.D9:'Operations and Guards'.J9 'Operations and Guards'.B10:'Operations and Guards'.B10 'Operations and Guards'.D10:'Operations and Guards'.J10 'Operations and Guards'.B11:'Operations and Guards'.B11 'Operations and Guards'.D11:'Operations and Guards'.J11 'Operations and Guards'.B12:'Operations and Guards'.B12 'Operations and Guards'.D12:'Operations and Guards'.J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5.9283in" svg:height="3.5642in" svg:x="6.987in" svg:y="1.9878in">
            <draw:object draw:notify-on-update-of-ranges="'Operations and Guards'.D1:'Operations and Guards'.L1 'Operations and Guards'.B2:'Operations and Guards'.B2 'Operations and Guards'.D2:'Operations and Guards'.L2 'Operations and Guards'.B3:'Operations and Guards'.B3 'Operations and Guards'.D3:'Operations and Guards'.L3 'Operations and Guards'.B4:'Operations and Guards'.B4 'Operations and Guards'.D4:'Operations and Guards'.L4 'Operations and Guards'.B5:'Operations and Guards'.B5 'Operations and Guards'.D5:'Operations and Guards'.L5 'Operations and Guards'.B6:'Operations and Guards'.B6 'Operations and Guards'.D6:'Operations and Guards'.L6 'Operations and Guards'.B7:'Operations and Guards'.B7 'Operations and Guards'.D7:'Operations and Guards'.L7 'Operations and Guards'.B8:'Operations and Guards'.B8 'Operations and Guards'.D8:'Operations and Guards'.L8 'Operations and Guards'.B9:'Operations and Guards'.B9 'Operations and Guards'.D9:'Operations and Guards'.L9 'Operations and Guards'.B10:'Operations and Guards'.B10 'Operations and Guards'.D10:'Operations and Guards'.L10 'Operations and Guards'.B11:'Operations and Guards'.B11 'Operations and Guards'.D11:'Operations and Guards'.L11 'Operations and Guards'.B12:'Operations and Guards'.B12 'Operations and Guards'.D12:'Operations and Guards'.L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8in" svg:height="3.5429in" svg:x="0.5185in" svg:y="5.7693in">
            <draw:object draw:notify-on-update-of-ranges="'Operations and Guards'.J1:'Operations and Guards'.K1 'Operations and Guards'.B5:'Operations and Guards'.B5 'Operations and Guards'.J5:'Operations and Guards'.K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5.789in" svg:height="3.5453in" svg:x="7.0563in" svg:y="5.802in">
            <draw:object draw:notify-on-update-of-ranges="'Operations and Guards'.L1:'Operations and Guards'.M1 'Operations and Guards'.B5:'Operations and Guards'.B5 'Operations and Guards'.L5:'Operations and Guards'.M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6.2992in" svg:height="4.9382in" svg:x="0.4992in" svg:y="9.7484in">
            <draw:object draw:notify-on-update-of-ranges="'Operations and Guards'.B2:'Operations and Guards'.B12 'Operations and Guards'.M1:'Operations and Guards'.M1 'Operations and Guards'.M2:'Operations and Guards'.M12 'Operations and Guards'.O1:'Operations and Guards'.O1 'Operations and Guards'.O2:'Operations and Guards'.O12 'Operations and Guards'.E1:'Operations and Guards'.E1 'Operations and Guards'.E2:'Operations and Guards'.E12 'Operations and Guards'.G1:'Operations and Guards'.G1 'Operations and Guards'.G2:'Operations and Guards'.G12 'Operations and Guards'.I1:'Operations and Guards'.I1 'Operations and Guards'.I2:'Operations and Guards'.I12 'Operations and Guards'.Q1:'Operations and Guards'.Q1 'Operations and Guards'.Q2:'Operations and Guards'.Q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loops</text:p>
          </table:table-cell>
          <table:table-cell office:value-type="string">
            <text:p>new before</text:p>
          </table:table-cell>
          <table:table-cell office:value-type="string">
            <text:p>new after</text:p>
          </table:table-cell>
          <table:table-cell office:value-type="string">
            <text:p>get before</text:p>
          </table:table-cell>
          <table:table-cell office:value-type="string">
            <text:p>get after</text:p>
          </table:table-cell>
          <table:table-cell office:value-type="string">
            <text:p>set before</text:p>
          </table:table-cell>
          <table:table-cell office:value-type="string">
            <text:p>set after</text:p>
          </table:table-cell>
          <table:table-cell office:value-type="string">
            <text:p>Operations b/o</text:p>
          </table:table-cell>
          <table:table-cell office:value-type="string">
            <text:p>Guards b/o</text:p>
          </table:table-cell>
          <table:table-cell office:value-type="string">
            <text:p>Operations a/o</text:p>
          </table:table-cell>
          <table:table-cell office:value-type="string">
            <text:p>Guards a/o</text:p>
          </table:table-cell>
          <table:table-cell office:value-type="string">
            <text:p>numeric before</text:p>
          </table:table-cell>
          <table:table-cell office:value-type="string">
            <text:p>numeric after</text:p>
          </table:table-cell>
          <table:table-cell office:value-type="string">
            <text:p>rest before</text:p>
          </table:table-cell>
          <table:table-cell office:value-type="string">
            <text:p>rest after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32">
            <text:p>32</text:p>
          </table:table-cell>
          <table:table-cell office:value-type="float" office:value="1810">
            <text:p>1810</text:p>
          </table:table-cell>
          <table:table-cell office:value-type="float" office:value="186">
            <text:p>186</text:p>
          </table:table-cell>
          <table:table-cell office:value-type="float" office:value="1832">
            <text:p>1832</text:p>
          </table:table-cell>
          <table:table-cell office:value-type="float" office:value="945">
            <text:p>945</text:p>
          </table:table-cell>
          <table:table-cell office:value-type="float" office:value="8996">
            <text:p>8996</text:p>
          </table:table-cell>
          <table:table-cell office:value-type="float" office:value="684">
            <text:p>684</text:p>
          </table:table-cell>
          <table:table-cell table:formula="of:=SUM([.D2]; [.F2]; [.H2]; [.N2]; [.P2])" office:value-type="float" office:value="17833">
            <text:p>17833</text:p>
          </table:table-cell>
          <table:table-cell office:value-type="float" office:value="3954">
            <text:p>3954</text:p>
          </table:table-cell>
          <table:table-cell table:formula="of:=SUM([.E2];[.G2];[.I2];[.O2];[.Q2])" office:value-type="float" office:value="4280">
            <text:p>4280</text:p>
          </table:table-cell>
          <table:table-cell office:value-type="float" office:value="888">
            <text:p>888</text:p>
          </table:table-cell>
          <table:table-cell office:value-type="float" office:value="1091">
            <text:p>1091</text:p>
          </table:table-cell>
          <table:table-cell office:value-type="float" office:value="459">
            <text:p>459</text:p>
          </table:table-cell>
          <table:table-cell office:value-type="float" office:value="4104">
            <text:p>4104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35">
            <text:p>35</text:p>
          </table:table-cell>
          <table:table-cell office:value-type="float" office:value="1385">
            <text:p>1385</text:p>
          </table:table-cell>
          <table:table-cell office:value-type="float" office:value="234">
            <text:p>234</text:p>
          </table:table-cell>
          <table:table-cell office:value-type="float" office:value="1263">
            <text:p>1263</text:p>
          </table:table-cell>
          <table:table-cell office:value-type="float" office:value="897">
            <text:p>897</text:p>
          </table:table-cell>
          <table:table-cell office:value-type="float" office:value="9779">
            <text:p>9779</text:p>
          </table:table-cell>
          <table:table-cell office:value-type="float" office:value="992">
            <text:p>992</text:p>
          </table:table-cell>
          <table:table-cell table:formula="of:=SUM([.D3]; [.F3]; [.H3]; [.N3]; [.P3])" office:value-type="float" office:value="16880">
            <text:p>16880</text:p>
          </table:table-cell>
          <table:table-cell office:value-type="float" office:value="2795">
            <text:p>2795</text:p>
          </table:table-cell>
          <table:table-cell table:formula="of:=SUM([.E3];[.G3];[.I3];[.O3];[.Q3])" office:value-type="float" office:value="5072">
            <text:p>5072</text:p>
          </table:table-cell>
          <table:table-cell office:value-type="float" office:value="956">
            <text:p>956</text:p>
          </table:table-cell>
          <table:table-cell office:value-type="float" office:value="1339">
            <text:p>1339</text:p>
          </table:table-cell>
          <table:table-cell office:value-type="float" office:value="737">
            <text:p>737</text:p>
          </table:table-cell>
          <table:table-cell office:value-type="float" office:value="3114">
            <text:p>3114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float" office:value="188">
            <text:p>188</text:p>
          </table:table-cell>
          <table:table-cell office:value-type="float" office:value="2855">
            <text:p>2855</text:p>
          </table:table-cell>
          <table:table-cell office:value-type="float" office:value="1186">
            <text:p>1186</text:p>
          </table:table-cell>
          <table:table-cell office:value-type="float" office:value="8714">
            <text:p>8714</text:p>
          </table:table-cell>
          <table:table-cell office:value-type="float" office:value="834">
            <text:p>834</text:p>
          </table:table-cell>
          <table:table-cell table:formula="of:=SUM([.D4]; [.F4]; [.H4]; [.N4]; [.P4])" office:value-type="float" office:value="17629">
            <text:p>17629</text:p>
          </table:table-cell>
          <table:table-cell office:value-type="float" office:value="5111">
            <text:p>5111</text:p>
          </table:table-cell>
          <table:table-cell table:formula="of:=SUM([.E4];[.G4];[.I4];[.O4];[.Q4])" office:value-type="float" office:value="4524">
            <text:p>4524</text:p>
          </table:table-cell>
          <table:table-cell office:value-type="float" office:value="1137">
            <text:p>1137</text:p>
          </table:table-cell>
          <table:table-cell office:value-type="float" office:value="733">
            <text:p>733</text:p>
          </table:table-cell>
          <table:table-cell office:value-type="float" office:value="285">
            <text:p>285</text:p>
          </table:table-cell>
          <table:table-cell office:value-type="float" office:value="3977">
            <text:p>3977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870">
            <text:p>870</text:p>
          </table:table-cell>
          <table:table-cell office:value-type="float" office:value="59577">
            <text:p>59577</text:p>
          </table:table-cell>
          <table:table-cell office:value-type="float" office:value="4874">
            <text:p>4874</text:p>
          </table:table-cell>
          <table:table-cell office:value-type="float" office:value="94261">
            <text:p>94261</text:p>
          </table:table-cell>
          <table:table-cell office:value-type="float" office:value="33539">
            <text:p>33539</text:p>
          </table:table-cell>
          <table:table-cell office:value-type="float" office:value="373765">
            <text:p>373765</text:p>
          </table:table-cell>
          <table:table-cell office:value-type="float" office:value="22356">
            <text:p>22356</text:p>
          </table:table-cell>
          <table:table-cell table:formula="of:=SUM([.D5]; [.F5]; [.H5]; [.N5]; [.P5])" office:value-type="float" office:value="655248">
            <text:p>655248</text:p>
          </table:table-cell>
          <table:table-cell office:value-type="float" office:value="130499">
            <text:p>130499</text:p>
          </table:table-cell>
          <table:table-cell table:formula="of:=SUM([.E5];[.G5];[.I5];[.O5];[.Q5])" office:value-type="float" office:value="122977">
            <text:p>122977</text:p>
          </table:table-cell>
          <table:table-cell office:value-type="float" office:value="29989">
            <text:p>29989</text:p>
          </table:table-cell>
          <table:table-cell office:value-type="float" office:value="22291">
            <text:p>22291</text:p>
          </table:table-cell>
          <table:table-cell office:value-type="float" office:value="8590">
            <text:p>8590</text:p>
          </table:table-cell>
          <table:table-cell office:value-type="float" office:value="105354">
            <text:p>105354</text:p>
          </table:table-cell>
          <table:table-cell office:value-type="float" office:value="53618">
            <text:p>5361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147">
            <text:p>147</text:p>
          </table:table-cell>
          <table:table-cell office:value-type="float" office:value="5797">
            <text:p>5797</text:p>
          </table:table-cell>
          <table:table-cell office:value-type="float" office:value="781">
            <text:p>781</text:p>
          </table:table-cell>
          <table:table-cell office:value-type="float" office:value="7789">
            <text:p>7789</text:p>
          </table:table-cell>
          <table:table-cell office:value-type="float" office:value="3492">
            <text:p>3492</text:p>
          </table:table-cell>
          <table:table-cell office:value-type="float" office:value="38540">
            <text:p>38540</text:p>
          </table:table-cell>
          <table:table-cell office:value-type="float" office:value="2394">
            <text:p>2394</text:p>
          </table:table-cell>
          <table:table-cell table:formula="of:=SUM([.D6]; [.F6]; [.H6]; [.N6]; [.P6])" office:value-type="float" office:value="72060">
            <text:p>72060</text:p>
          </table:table-cell>
          <table:table-cell office:value-type="float" office:value="13826">
            <text:p>13826</text:p>
          </table:table-cell>
          <table:table-cell table:formula="of:=SUM([.E6];[.G6];[.I6];[.O6];[.Q6])" office:value-type="float" office:value="17620">
            <text:p>17620</text:p>
          </table:table-cell>
          <table:table-cell office:value-type="float" office:value="4019">
            <text:p>4019</text:p>
          </table:table-cell>
          <table:table-cell office:value-type="float" office:value="4081">
            <text:p>4081</text:p>
          </table:table-cell>
          <table:table-cell office:value-type="float" office:value="2165">
            <text:p>2165</text:p>
          </table:table-cell>
          <table:table-cell office:value-type="float" office:value="15853">
            <text:p>15853</text:p>
          </table:table-cell>
          <table:table-cell office:value-type="float" office:value="8788">
            <text:p>878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115">
            <text:p>115</text:p>
          </table:table-cell>
          <table:table-cell office:value-type="float" office:value="6997">
            <text:p>6997</text:p>
          </table:table-cell>
          <table:table-cell office:value-type="float" office:value="629">
            <text:p>629</text:p>
          </table:table-cell>
          <table:table-cell office:value-type="float" office:value="6307">
            <text:p>6307</text:p>
          </table:table-cell>
          <table:table-cell office:value-type="float" office:value="2715">
            <text:p>2715</text:p>
          </table:table-cell>
          <table:table-cell office:value-type="float" office:value="43811">
            <text:p>43811</text:p>
          </table:table-cell>
          <table:table-cell office:value-type="float" office:value="2812">
            <text:p>2812</text:p>
          </table:table-cell>
          <table:table-cell table:formula="of:=SUM([.D7]; [.F7]; [.H7]; [.N7]; [.P7])" office:value-type="float" office:value="75240">
            <text:p>75240</text:p>
          </table:table-cell>
          <table:table-cell office:value-type="float" office:value="14174">
            <text:p>14174</text:p>
          </table:table-cell>
          <table:table-cell table:formula="of:=SUM([.E7];[.G7];[.I7];[.O7];[.Q7])" office:value-type="float" office:value="14865">
            <text:p>14865</text:p>
          </table:table-cell>
          <table:table-cell office:value-type="float" office:value="2661">
            <text:p>2661</text:p>
          </table:table-cell>
          <table:table-cell office:value-type="float" office:value="2461">
            <text:p>2461</text:p>
          </table:table-cell>
          <table:table-cell office:value-type="float" office:value="1506">
            <text:p>1506</text:p>
          </table:table-cell>
          <table:table-cell office:value-type="float" office:value="15664">
            <text:p>15664</text:p>
          </table:table-cell>
          <table:table-cell office:value-type="float" office:value="7203">
            <text:p>7203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51">
            <text:p>51</text:p>
          </table:table-cell>
          <table:table-cell office:value-type="float" office:value="1933">
            <text:p>1933</text:p>
          </table:table-cell>
          <table:table-cell office:value-type="float" office:value="84">
            <text:p>84</text:p>
          </table:table-cell>
          <table:table-cell office:value-type="float" office:value="2656">
            <text:p>2656</text:p>
          </table:table-cell>
          <table:table-cell office:value-type="float" office:value="1051">
            <text:p>1051</text:p>
          </table:table-cell>
          <table:table-cell office:value-type="float" office:value="15947">
            <text:p>15947</text:p>
          </table:table-cell>
          <table:table-cell office:value-type="float" office:value="569">
            <text:p>569</text:p>
          </table:table-cell>
          <table:table-cell table:formula="of:=SUM([.D8]; [.F8]; [.H8]; [.N8]; [.P8])" office:value-type="float" office:value="26958">
            <text:p>26958</text:p>
          </table:table-cell>
          <table:table-cell office:value-type="float" office:value="5503">
            <text:p>5503</text:p>
          </table:table-cell>
          <table:table-cell table:formula="of:=SUM([.E8];[.G8];[.I8];[.O8];[.Q8])" office:value-type="float" office:value="4508">
            <text:p>4508</text:p>
          </table:table-cell>
          <table:table-cell office:value-type="float" office:value="1044">
            <text:p>1044</text:p>
          </table:table-cell>
          <table:table-cell office:value-type="float" office:value="725">
            <text:p>725</text:p>
          </table:table-cell>
          <table:table-cell office:value-type="float" office:value="217">
            <text:p>217</text:p>
          </table:table-cell>
          <table:table-cell office:value-type="float" office:value="5697">
            <text:p>5697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471">
            <text:p>471</text:p>
          </table:table-cell>
          <table:table-cell office:value-type="float" office:value="15784">
            <text:p>15784</text:p>
          </table:table-cell>
          <table:table-cell office:value-type="float" office:value="2773">
            <text:p>2773</text:p>
          </table:table-cell>
          <table:table-cell office:value-type="float" office:value="27912">
            <text:p>27912</text:p>
          </table:table-cell>
          <table:table-cell office:value-type="float" office:value="13135">
            <text:p>13135</text:p>
          </table:table-cell>
          <table:table-cell office:value-type="float" office:value="108448">
            <text:p>108448</text:p>
          </table:table-cell>
          <table:table-cell office:value-type="float" office:value="16484">
            <text:p>16484</text:p>
          </table:table-cell>
          <table:table-cell table:formula="of:=SUM([.D9]; [.F9]; [.H9]; [.N9]; [.P9])" office:value-type="float" office:value="200370">
            <text:p>200370</text:p>
          </table:table-cell>
          <table:table-cell office:value-type="float" office:value="42053">
            <text:p>42053</text:p>
          </table:table-cell>
          <table:table-cell table:formula="of:=SUM([.E9];[.G9];[.I9];[.O9];[.Q9])" office:value-type="float" office:value="58269">
            <text:p>58269</text:p>
          </table:table-cell>
          <table:table-cell office:value-type="float" office:value="12693">
            <text:p>12693</text:p>
          </table:table-cell>
          <table:table-cell office:value-type="float" office:value="13001">
            <text:p>13001</text:p>
          </table:table-cell>
          <table:table-cell office:value-type="float" office:value="5517">
            <text:p>5517</text:p>
          </table:table-cell>
          <table:table-cell office:value-type="float" office:value="35225">
            <text:p>35225</text:p>
          </table:table-cell>
          <table:table-cell office:value-type="float" office:value="20360">
            <text:p>20360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174">
            <text:p>174</text:p>
          </table:table-cell>
          <table:table-cell office:value-type="float" office:value="6393">
            <text:p>6393</text:p>
          </table:table-cell>
          <table:table-cell office:value-type="float" office:value="1069">
            <text:p>1069</text:p>
          </table:table-cell>
          <table:table-cell office:value-type="float" office:value="10293">
            <text:p>10293</text:p>
          </table:table-cell>
          <table:table-cell office:value-type="float" office:value="4265">
            <text:p>4265</text:p>
          </table:table-cell>
          <table:table-cell office:value-type="float" office:value="36188">
            <text:p>36188</text:p>
          </table:table-cell>
          <table:table-cell office:value-type="float" office:value="3877">
            <text:p>3877</text:p>
          </table:table-cell>
          <table:table-cell table:formula="of:=SUM([.D10]; [.F10]; [.H10]; [.N10]; [.P10])" office:value-type="float" office:value="71905">
            <text:p>71905</text:p>
          </table:table-cell>
          <table:table-cell office:value-type="float" office:value="20333">
            <text:p>20333</text:p>
          </table:table-cell>
          <table:table-cell table:formula="of:=SUM([.E10];[.G10];[.I10];[.O10];[.Q10])" office:value-type="float" office:value="17885">
            <text:p>17885</text:p>
          </table:table-cell>
          <table:table-cell office:value-type="float" office:value="4532">
            <text:p>4532</text:p>
          </table:table-cell>
          <table:table-cell office:value-type="float" office:value="2712">
            <text:p>2712</text:p>
          </table:table-cell>
          <table:table-cell office:value-type="float" office:value="1330">
            <text:p>1330</text:p>
          </table:table-cell>
          <table:table-cell office:value-type="float" office:value="16319">
            <text:p>16319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93">
            <text:p>93</text:p>
          </table:table-cell>
          <table:table-cell office:value-type="float" office:value="7334">
            <text:p>7334</text:p>
          </table:table-cell>
          <table:table-cell office:value-type="float" office:value="466">
            <text:p>466</text:p>
          </table:table-cell>
          <table:table-cell office:value-type="float" office:value="9849">
            <text:p>9849</text:p>
          </table:table-cell>
          <table:table-cell office:value-type="float" office:value="2306">
            <text:p>2306</text:p>
          </table:table-cell>
          <table:table-cell office:value-type="float" office:value="40558">
            <text:p>40558</text:p>
          </table:table-cell>
          <table:table-cell office:value-type="float" office:value="2565">
            <text:p>2565</text:p>
          </table:table-cell>
          <table:table-cell table:formula="of:=SUM([.D11]; [.F11]; [.H11]; [.N11]; [.P11])" office:value-type="float" office:value="77465">
            <text:p>77465</text:p>
          </table:table-cell>
          <table:table-cell office:value-type="float" office:value="20356">
            <text:p>20356</text:p>
          </table:table-cell>
          <table:table-cell table:formula="of:=SUM([.E11];[.G11];[.I11];[.O11];[.Q11])" office:value-type="float" office:value="12990">
            <text:p>12990</text:p>
          </table:table-cell>
          <table:table-cell office:value-type="float" office:value="2804">
            <text:p>2804</text:p>
          </table:table-cell>
          <table:table-cell office:value-type="float" office:value="2831">
            <text:p>2831</text:p>
          </table:table-cell>
          <table:table-cell office:value-type="float" office:value="1014">
            <text:p>1014</text:p>
          </table:table-cell>
          <table:table-cell office:value-type="float" office:value="16893">
            <text:p>16893</text:p>
          </table:table-cell>
          <table:table-cell office:value-type="float" office:value="6639">
            <text:p>6639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250">
            <text:p>250</text:p>
          </table:table-cell>
          <table:table-cell office:value-type="float" office:value="14670">
            <text:p>14670</text:p>
          </table:table-cell>
          <table:table-cell office:value-type="float" office:value="1918">
            <text:p>1918</text:p>
          </table:table-cell>
          <table:table-cell office:value-type="float" office:value="26892">
            <text:p>26892</text:p>
          </table:table-cell>
          <table:table-cell office:value-type="float" office:value="9814">
            <text:p>9814</text:p>
          </table:table-cell>
          <table:table-cell office:value-type="float" office:value="90695">
            <text:p>90695</text:p>
          </table:table-cell>
          <table:table-cell office:value-type="float" office:value="9127">
            <text:p>9127</text:p>
          </table:table-cell>
          <table:table-cell table:formula="of:=SUM([.D12]; [.F12]; [.H12]; [.N12]; [.P12])" office:value-type="float" office:value="175045">
            <text:p>175045</text:p>
          </table:table-cell>
          <table:table-cell office:value-type="float" office:value="47490">
            <text:p>47490</text:p>
          </table:table-cell>
          <table:table-cell table:formula="of:=SUM([.E12];[.G12];[.I12];[.O12];[.Q12])" office:value-type="float" office:value="40386">
            <text:p>40386</text:p>
          </table:table-cell>
          <table:table-cell office:value-type="float" office:value="9561">
            <text:p>9561</text:p>
          </table:table-cell>
          <table:table-cell office:value-type="float" office:value="8797">
            <text:p>8797</text:p>
          </table:table-cell>
          <table:table-cell office:value-type="float" office:value="2981">
            <text:p>2981</text:p>
          </table:table-cell>
          <table:table-cell office:value-type="float" office:value="33991">
            <text:p>33991</text:p>
          </table:table-cell>
          <table:table-cell office:value-type="float" office:value="16546">
            <text:p>16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2" number:min-integer-digits="1"/>
      <number:text> KiB</number:text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 style:data-style-name="N2" text:time-value="0000-00-00T15:27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15:35:21</dc:date>
    <dc:creator>Carl Bolz</dc:creator>
    <meta:generator>LibreOffice/3.6$Linux_x86 LibreOffice_project/360m1$Build-2</meta:generator>
    <meta:editing-duration>PT56M35S</meta:editing-duration>
    <meta:editing-cycles>9</meta:editing-cycles>
    <meta:document-statistic meta:table-count="3" meta:cell-count="39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2.114cm" svg:height="9.014cm" xlink:href=".." xlink:type="simple" chart:class="chart:ring" chart:style-name="ch1">
        <chart:title svg:x="1.079cm" svg:y="0.316cm" chart:style-name="ch2">
          <text:p>Size of generated machine code and resume data</text:p>
        </chart:title>
        <chart:legend chart:legend-position="end" svg:x="9.162cm" svg:y="3.71cm" style:legend-expansion="high" chart:style-name="ch3"/>
        <chart:plot-area chart:style-name="ch4" table:cell-range-address="'Machine Code Size'.B1:'Machine Code Size'.D12 'Machine Code Size'.A2:'Machine Code Size'.A12" chart:data-source-has-labels="both" svg:x="1.246cm" svg:y="1.515cm" svg:width="6.162cm" svg:height="6.163cm">
          <chartooo:coordinate-region svg:x="1.246cm" svg:y="0.519cm" svg:width="6.162cm" svg:height="8.156cm"/>
          <chart:axis chart:dimension="x" chart:name="primary-x" chart:style-name="ch5" chartooo:axis-type="auto">
            <chartooo:date-scale/>
            <chart:categories table:cell-range-address="'Machine Code Size'.B1:'Machine Code Size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2:'Machine Code Size'.D2" chart:label-cell-address="'Machine Code Size'.A2:'Machine Code Size'.A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Machine Code Size'.B3:'Machine Code Size'.D3" chart:label-cell-address="'Machine Code Size'.A3:'Machine Code Size'.A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'Machine Code Size'.B4:'Machine Code Size'.D4" chart:label-cell-address="'Machine Code Size'.A4:'Machine Code Size'.A4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'Machine Code Size'.B5:'Machine Code Size'.D5" chart:label-cell-address="'Machine Code Size'.A5:'Machine Code Size'.A5" chart:class="chart:circle">
            <chart:data-point chart:style-name="ch9"/>
            <chart:data-point chart:style-name="ch10"/>
            <chart:data-point chart:style-name="ch11"/>
          </chart:series>
          <chart:series chart:style-name="ch15" chart:values-cell-range-address="'Machine Code Size'.B6:'Machine Code Size'.D6" chart:label-cell-address="'Machine Code Size'.A6:'Machine Code Size'.A6" chart:class="chart:circle">
            <chart:data-point chart:style-name="ch9"/>
            <chart:data-point chart:style-name="ch10"/>
            <chart:data-point chart:style-name="ch11"/>
          </chart:series>
          <chart:series chart:style-name="ch16" chart:values-cell-range-address="'Machine Code Size'.B7:'Machine Code Size'.D7" chart:label-cell-address="'Machine Code Size'.A7:'Machine Code Size'.A7" chart:class="chart:circle">
            <chart:data-point chart:style-name="ch9"/>
            <chart:data-point chart:style-name="ch10"/>
            <chart:data-point chart:style-name="ch11"/>
          </chart:series>
          <chart:series chart:style-name="ch17" chart:values-cell-range-address="'Machine Code Size'.B8:'Machine Code Size'.D8" chart:label-cell-address="'Machine Code Size'.A8:'Machine Code Size'.A8" chart:class="chart:circle">
            <chart:data-point chart:style-name="ch9"/>
            <chart:data-point chart:style-name="ch10"/>
            <chart:data-point chart:style-name="ch11"/>
          </chart:series>
          <chart:series chart:style-name="ch18" chart:values-cell-range-address="'Machine Code Size'.B9:'Machine Code Size'.D9" chart:label-cell-address="'Machine Code Size'.A9:'Machine Code Size'.A9" chart:class="chart:circle">
            <chart:data-point chart:style-name="ch9"/>
            <chart:data-point chart:style-name="ch10"/>
            <chart:data-point chart:style-name="ch11"/>
          </chart:series>
          <chart:series chart:style-name="ch19" chart:values-cell-range-address="'Machine Code Size'.B10:'Machine Code Size'.D10" chart:label-cell-address="'Machine Code Size'.A10:'Machine Code Size'.A10" chart:class="chart:circle">
            <chart:data-point chart:style-name="ch9"/>
            <chart:data-point chart:style-name="ch10"/>
            <chart:data-point chart:style-name="ch11"/>
          </chart:series>
          <chart:series chart:style-name="ch20" chart:values-cell-range-address="'Machine Code Size'.B11:'Machine Code Size'.D11" chart:label-cell-address="'Machine Code Size'.A11:'Machine Code Size'.A11" chart:class="chart:circle">
            <chart:data-point chart:style-name="ch9"/>
            <chart:data-point chart:style-name="ch10"/>
            <chart:data-point chart:style-name="ch11"/>
          </chart:series>
          <chart:series chart:style-name="ch21" chart:values-cell-range-address="'Machine Code Size'.B12:'Machine Code Size'.D12" chart:label-cell-address="'Machine Code Size'.A12:'Machine Code Size'.A12" chart:class="chart:circle">
            <chart:data-point chart:style-name="ch9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2:'Machine Code Size'.A2</svg:desc>
                </draw:g>
              </table:table-cell>
              <table:table-cell office:value-type="float" office:value="157.141601562">
                <text:p>157.141601562</text:p>
                <draw:g>
                  <svg:desc>'Machine Code Size'.B2:'Machine Code Size'.D2</svg:desc>
                </draw:g>
              </table:table-cell>
              <table:table-cell office:value-type="float" office:value="24.4013671875">
                <text:p>24.4013671875</text:p>
              </table:table-cell>
              <table:table-cell office:value-type="float" office:value="390.48046875">
                <text:p>390.48046875</text:p>
              </table:table-cell>
            </table:table-row>
            <table:table-row>
              <table:table-cell office:value-type="string">
                <text:p>crypto_pyaes</text:p>
                <draw:g>
                  <svg:desc>'Machine Code Size'.A3:'Machine Code Size'.A3</svg:desc>
                </draw:g>
              </table:table-cell>
              <table:table-cell office:value-type="float" office:value="170.418945312">
                <text:p>170.418945312</text:p>
                <draw:g>
                  <svg:desc>'Machine Code Size'.B3:'Machine Code Size'.D3</svg:desc>
                </draw:g>
              </table:table-cell>
              <table:table-cell office:value-type="float" office:value="24.1279296875">
                <text:p>24.1279296875</text:p>
              </table:table-cell>
              <table:table-cell office:value-type="float" office:value="493.171875">
                <text:p>493.171875</text:p>
              </table:table-cell>
            </table:table-row>
            <table:table-row>
              <table:table-cell office:value-type="string">
                <text:p>django</text:p>
                <draw:g>
                  <svg:desc>'Machine Code Size'.A4:'Machine Code Size'.A4</svg:desc>
                </draw:g>
              </table:table-cell>
              <table:table-cell office:value-type="float" office:value="233.50390625">
                <text:p>233.50390625</text:p>
                <draw:g>
                  <svg:desc>'Machine Code Size'.B4:'Machine Code Size'.D4</svg:desc>
                </draw:g>
              </table:table-cell>
              <table:table-cell office:value-type="float" office:value="51.03125">
                <text:p>51.03125</text:p>
              </table:table-cell>
              <table:table-cell office:value-type="float" office:value="577.232421875">
                <text:p>577.232421875</text:p>
              </table:table-cell>
            </table:table-row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  <table:table-row>
              <table:table-cell office:value-type="string">
                <text:p>pyflate-fast</text:p>
                <draw:g>
                  <svg:desc>'Machine Code Size'.A6:'Machine Code Size'.A6</svg:desc>
                </draw:g>
              </table:table-cell>
              <table:table-cell office:value-type="float" office:value="729.340820312">
                <text:p>729.340820312</text:p>
                <draw:g>
                  <svg:desc>'Machine Code Size'.B6:'Machine Code Size'.D6</svg:desc>
                </draw:g>
              </table:table-cell>
              <table:table-cell office:value-type="float" office:value="150.737304688">
                <text:p>150.737304688</text:p>
              </table:table-cell>
              <table:table-cell office:value-type="float" office:value="2036.74414062">
                <text:p>2036.74414062</text:p>
              </table:table-cell>
            </table:table-row>
            <table:table-row>
              <table:table-cell office:value-type="string">
                <text:p>raytrace-simple</text:p>
                <draw:g>
                  <svg:desc>'Machine Code Size'.A7:'Machine Code Size'.A7</svg:desc>
                </draw:g>
              </table:table-cell>
              <table:table-cell office:value-type="float" office:value="491.594726562">
                <text:p>491.594726562</text:p>
                <draw:g>
                  <svg:desc>'Machine Code Size'.B7:'Machine Code Size'.D7</svg:desc>
                </draw:g>
              </table:table-cell>
              <table:table-cell office:value-type="float" office:value="74.0048828125">
                <text:p>74.0048828125</text:p>
              </table:table-cell>
              <table:table-cell office:value-type="float" office:value="1427.6953125">
                <text:p>1427.6953125</text:p>
              </table:table-cell>
            </table:table-row>
            <table:table-row>
              <table:table-cell office:value-type="string">
                <text:p>richards</text:p>
                <draw:g>
                  <svg:desc>'Machine Code Size'.A8:'Machine Code Size'.A8</svg:desc>
                </draw:g>
              </table:table-cell>
              <table:table-cell office:value-type="float" office:value="157.1171875">
                <text:p>157.1171875</text:p>
                <draw:g>
                  <svg:desc>'Machine Code Size'.B8:'Machine Code Size'.D8</svg:desc>
                </draw:g>
              </table:table-cell>
              <table:table-cell office:value-type="float" office:value="17.638671875">
                <text:p>17.638671875</text:p>
              </table:table-cell>
              <table:table-cell office:value-type="float" office:value="685.1015625">
                <text:p>685.1015625</text:p>
              </table:table-cell>
            </table:table-row>
            <table:table-row>
              <table:table-cell office:value-type="string">
                <text:p>spambayes</text:p>
                <draw:g>
                  <svg:desc>'Machine Code Size'.A9:'Machine Code Size'.A9</svg:desc>
                </draw:g>
              </table:table-cell>
              <table:table-cell office:value-type="float" office:value="2499.93554688">
                <text:p>2499.93554688</text:p>
                <draw:g>
                  <svg:desc>'Machine Code Size'.B9:'Machine Code Size'.D9</svg:desc>
                </draw:g>
              </table:table-cell>
              <table:table-cell office:value-type="float" office:value="331.73828125">
                <text:p>331.73828125</text:p>
              </table:table-cell>
              <table:table-cell office:value-type="float" office:value="6601.51367188">
                <text:p>6601.51367188</text:p>
              </table:table-cell>
            </table:table-row>
            <table:table-row>
              <table:table-cell office:value-type="string">
                <text:p>sympy_expand</text:p>
                <draw:g>
                  <svg:desc>'Machine Code Size'.A10:'Machine Code Size'.A10</svg:desc>
                </draw:g>
              </table:table-cell>
              <table:table-cell office:value-type="float" office:value="929.21484375">
                <text:p>929.21484375</text:p>
                <draw:g>
                  <svg:desc>'Machine Code Size'.B10:'Machine Code Size'.D10</svg:desc>
                </draw:g>
              </table:table-cell>
              <table:table-cell office:value-type="float" office:value="214.017578125">
                <text:p>214.017578125</text:p>
              </table:table-cell>
              <table:table-cell office:value-type="float" office:value="2231.06835938">
                <text:p>2231.06835938</text:p>
              </table:table-cell>
            </table:table-row>
            <table:table-row>
              <table:table-cell office:value-type="string">
                <text:p>telco</text:p>
                <draw:g>
                  <svg:desc>'Machine Code Size'.A11:'Machine Code Size'.A11</svg:desc>
                </draw:g>
              </table:table-cell>
              <table:table-cell office:value-type="float" office:value="516.486328125">
                <text:p>516.486328125</text:p>
                <draw:g>
                  <svg:desc>'Machine Code Size'.B11:'Machine Code Size'.D11</svg:desc>
                </draw:g>
              </table:table-cell>
              <table:table-cell office:value-type="float" office:value="77.59765625">
                <text:p>77.59765625</text:p>
              </table:table-cell>
              <table:table-cell office:value-type="float" office:value="1514.109375">
                <text:p>1514.109375</text:p>
              </table:table-cell>
            </table:table-row>
            <table:table-row>
              <table:table-cell office:value-type="string">
                <text:p>twisted_names</text:p>
                <draw:g>
                  <svg:desc>'Machine Code Size'.A12:'Machine Code Size'.A12</svg:desc>
                </draw:g>
              </table:table-cell>
              <table:table-cell office:value-type="float" office:value="1694.91308594">
                <text:p>1694.91308594</text:p>
                <draw:g>
                  <svg:desc>'Machine Code Size'.B12:'Machine Code Size'.D12</svg:desc>
                </draw:g>
              </table:table-cell>
              <table:table-cell office:value-type="float" office:value="228.374023438">
                <text:p>228.374023438</text:p>
              </table:table-cell>
              <table:table-cell office:value-type="float" office:value="5485.9765625">
                <text:p>5485.9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05cm" svg:height="9.006cm" xlink:href=".." xlink:type="simple" chart:class="chart:ring" chart:style-name="ch1">
        <chart:title svg:x="3.221cm" svg:y="0.316cm" chart:style-name="ch2">
          <text:p>Relation of Guards and Other Operations</text:p>
        </chart:title>
        <chart:subtitle svg:x="4.358cm" svg:y="1.275cm" chart:style-name="ch3">
          <text:p>go Benchmark, After Optimization</text:p>
        </chart:subtitle>
        <chart:legend chart:legend-position="end" svg:x="11.7cm" svg:y="3.955cm" style:legend-expansion="high" chart:style-name="ch4"/>
        <chart:plot-area chart:style-name="ch5" table:cell-range-address="'Operations and Guards'.L1:'Operations and Guards'.M1 'Operations and Guards'.B5:'Operations and Guards'.B5 'Operations and Guards'.L5:'Operations and Guards'.M5" chart:data-source-has-labels="both" svg:x="0.294cm" svg:y="2.138cm" svg:width="11.113cm" svg:height="6.688cm">
          <chartooo:coordinate-region svg:x="2.506cm" svg:y="2.138cm" svg:width="6.688cm" svg:height="6.688cm"/>
          <chart:axis chart:dimension="x" chart:name="primary-x" chart:style-name="ch6" chartooo:axis-type="auto">
            <chartooo:date-scale/>
            <chart:categories table:cell-range-address="'Operations and Guards'.L1:'Operations and Guards'.M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L5:'Operations and Guards'.M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a/o</text:p>
                <draw:g>
                  <svg:desc>'Operations and Guards'.L1:'Operations and Guards'.M1</svg:desc>
                </draw:g>
              </table:table-cell>
              <table:table-cell office:value-type="string">
                <text:p>Guards a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122977">
                <text:p>122977</text:p>
                <draw:g>
                  <svg:desc>'Operations and Guards'.L5:'Operations and Guards'.M5</svg:desc>
                </draw:g>
              </table:table-cell>
              <table:table-cell office:value-type="float" office:value="29989">
                <text:p>299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544cm" xlink:href=".." xlink:type="simple" chart:class="chart:bar" chart:column-mapping="3 4 0 1 2 5" chart:style-name="ch1">
        <chart:title svg:x="5.641cm" svg:y="0.386cm" chart:style-name="ch2">
          <text:p>Operation Percentages</text:p>
        </chart:title>
        <chart:subtitle svg:x="6.382cm" svg:y="1.415cm" chart:style-name="ch3">
          <text:p>After Optimization</text:p>
        </chart:subtitle>
        <chart:legend chart:legend-position="end" svg:x="13.234cm" svg:y="4.728cm" style:legend-expansion="high" chart:style-name="ch4"/>
        <chart:plot-area chart:style-name="ch5" table:cell-range-address="'Operations and Guards'.B2:'Operations and Guards'.B12 'Operations and Guards'.M1:'Operations and Guards'.M12 'Operations and Guards'.O1:'Operations and Guards'.O12 'Operations and Guards'.E1:'Operations and Guards'.E12 'Operations and Guards'.G1:'Operations and Guards'.G12 'Operations and Guards'.I1:'Operations and Guards'.I12 'Operations and Guards'.Q1:'Operations and Guards'.Q12" chart:data-source-has-labels="both" svg:x="0.77cm" svg:y="2.598cm" svg:width="11.825cm" svg:height="9.276cm">
          <chartooo:coordinate-region svg:x="1.894cm" svg:y="2.797cm" svg:width="10.701cm" svg:height="6.472cm"/>
          <chart:axis chart:dimension="x" chart:name="primary-x" chart:style-name="ch6" chartooo:axis-type="auto">
            <chartooo:date-scale/>
            <chart:categories table:cell-range-address="'Operations and Guards'.B2:'Operations and Guards'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M2:'Operations and Guards'.M12" chart:label-cell-address="'Operations and Guards'.M1:'Operations and Guards'.M1" chart:class="chart:bar">
            <chart:data-point chart:repeated="11"/>
          </chart:series>
          <chart:series chart:style-name="ch10" chart:values-cell-range-address="'Operations and Guards'.O2:'Operations and Guards'.O12" chart:label-cell-address="'Operations and Guards'.O1:'Operations and Guards'.O1" chart:class="chart:bar">
            <chart:data-point chart:repeated="11"/>
          </chart:series>
          <chart:series chart:style-name="ch11" chart:values-cell-range-address="'Operations and Guards'.E2:'Operations and Guards'.E12" chart:label-cell-address="'Operations and Guards'.E1:'Operations and Guards'.E1" chart:class="chart:bar">
            <chart:data-point chart:repeated="11"/>
          </chart:series>
          <chart:series chart:style-name="ch12" chart:values-cell-range-address="'Operations and Guards'.G2:'Operations and Guards'.G12" chart:label-cell-address="'Operations and Guards'.G1:'Operations and Guards'.G1" chart:class="chart:bar">
            <chart:data-point chart:repeated="11"/>
          </chart:series>
          <chart:series chart:style-name="ch13" chart:values-cell-range-address="'Operations and Guards'.I2:'Operations and Guards'.I12" chart:label-cell-address="'Operations and Guards'.I1:'Operations and Guards'.I1" chart:class="chart:bar">
            <chart:data-point chart:repeated="11"/>
          </chart:series>
          <chart:series chart:style-name="ch14" chart:values-cell-range-address="'Operations and Guards'.Q2:'Operations and Guards'.Q12" chart:label-cell-address="'Operations and Guards'.Q1:'Operations and Guards'.Q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ards a/o</text:p>
                <draw:g>
                  <svg:desc>'Operations and Guards'.M1:'Operations and Guards'.M1</svg:desc>
                </draw:g>
              </table:table-cell>
              <table:table-cell office:value-type="string">
                <text:p>numeric after</text:p>
                <draw:g>
                  <svg:desc>'Operations and Guards'.O1:'Operations and Guards'.O1</svg:desc>
                </draw:g>
              </table:table-cell>
              <table:table-cell office:value-type="string">
                <text:p>new after</text:p>
                <draw:g>
                  <svg:desc>'Operations and Guards'.E1:'Operations and Guards'.E1</svg:desc>
                </draw:g>
              </table:table-cell>
              <table:table-cell office:value-type="string">
                <text:p>get after</text:p>
                <draw:g>
                  <svg:desc>'Operations and Guards'.G1:'Operations and Guards'.G1</svg:desc>
                </draw:g>
              </table:table-cell>
              <table:table-cell office:value-type="string">
                <text:p>set after</text:p>
                <draw:g>
                  <svg:desc>'Operations and Guards'.I1:'Operations and Guards'.I1</svg:desc>
                </draw:g>
              </table:table-cell>
              <table:table-cell office:value-type="string">
                <text:p>rest after</text:p>
                <draw:g>
                  <svg:desc>'Operations and Guards'.Q1:'Operations and Guards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12</svg:desc>
                </draw:g>
              </table:table-cell>
              <table:table-cell office:value-type="float" office:value="888">
                <text:p>888</text:p>
                <draw:g>
                  <svg:desc>'Operations and Guards'.M2:'Operations and Guards'.M12</svg:desc>
                </draw:g>
              </table:table-cell>
              <table:table-cell office:value-type="float" office:value="459">
                <text:p>459</text:p>
                <draw:g>
                  <svg:desc>'Operations and Guards'.O2:'Operations and Guards'.O12</svg:desc>
                </draw:g>
              </table:table-cell>
              <table:table-cell office:value-type="float" office:value="186">
                <text:p>186</text:p>
                <draw:g>
                  <svg:desc>'Operations and Guards'.E2:'Operations and Guards'.E12</svg:desc>
                </draw:g>
              </table:table-cell>
              <table:table-cell office:value-type="float" office:value="945">
                <text:p>945</text:p>
                <draw:g>
                  <svg:desc>'Operations and Guards'.G2:'Operations and Guards'.G12</svg:desc>
                </draw:g>
              </table:table-cell>
              <table:table-cell office:value-type="float" office:value="684">
                <text:p>684</text:p>
                <draw:g>
                  <svg:desc>'Operations and Guards'.I2:'Operations and Guards'.I12</svg:desc>
                </draw:g>
              </table:table-cell>
              <table:table-cell office:value-type="float" office:value="2006">
                <text:p>2006</text:p>
                <draw:g>
                  <svg:desc>'Operations and Guards'.Q2:'Operations and Guards'.Q12</svg:desc>
                </draw:g>
              </table:table-cell>
            </table:table-row>
            <table:table-row>
              <table:table-cell office:value-type="string">
                <text:p>crypto_pyaes</text:p>
              </table:table-cell>
              <table:table-cell office:value-type="float" office:value="956">
                <text:p>956</text:p>
              </table:table-cell>
              <table:table-cell office:value-type="float" office:value="737">
                <text:p>737</text:p>
              </table:table-cell>
              <table:table-cell office:value-type="float" office:value="234">
                <text:p>234</text:p>
              </table:table-cell>
              <table:table-cell office:value-type="float" office:value="897">
                <text:p>897</text:p>
              </table:table-cell>
              <table:table-cell office:value-type="float" office:value="992">
                <text:p>992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1137">
                <text:p>1137</text:p>
              </table:table-cell>
              <table:table-cell office:value-type="float" office:value="285">
                <text:p>285</text:p>
              </table:table-cell>
              <table:table-cell office:value-type="float" office:value="188">
                <text:p>188</text:p>
              </table:table-cell>
              <table:table-cell office:value-type="float" office:value="1186">
                <text:p>1186</text:p>
              </table:table-cell>
              <table:table-cell office:value-type="float" office:value="834">
                <text:p>83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9989">
                <text:p>29989</text:p>
              </table:table-cell>
              <table:table-cell office:value-type="float" office:value="8590">
                <text:p>8590</text:p>
              </table:table-cell>
              <table:table-cell office:value-type="float" office:value="4874">
                <text:p>4874</text:p>
              </table:table-cell>
              <table:table-cell office:value-type="float" office:value="33539">
                <text:p>33539</text:p>
              </table:table-cell>
              <table:table-cell office:value-type="float" office:value="22356">
                <text:p>22356</text:p>
              </table:table-cell>
              <table:table-cell office:value-type="float" office:value="53618">
                <text:p>53618</text:p>
              </table:table-cell>
            </table:table-row>
            <table:table-row>
              <table:table-cell office:value-type="string">
                <text:p>pyflate-fast</text:p>
              </table:table-cell>
              <table:table-cell office:value-type="float" office:value="4019">
                <text:p>4019</text:p>
              </table:table-cell>
              <table:table-cell office:value-type="float" office:value="2165">
                <text:p>2165</text:p>
              </table:table-cell>
              <table:table-cell office:value-type="float" office:value="781">
                <text:p>781</text:p>
              </table:table-cell>
              <table:table-cell office:value-type="float" office:value="3492">
                <text:p>3492</text:p>
              </table:table-cell>
              <table:table-cell office:value-type="float" office:value="2394">
                <text:p>2394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raytrace-simple</text:p>
              </table:table-cell>
              <table:table-cell office:value-type="float" office:value="2661">
                <text:p>2661</text:p>
              </table:table-cell>
              <table:table-cell office:value-type="float" office:value="1506">
                <text:p>1506</text:p>
              </table:table-cell>
              <table:table-cell office:value-type="float" office:value="629">
                <text:p>629</text:p>
              </table:table-cell>
              <table:table-cell office:value-type="float" office:value="2715">
                <text:p>2715</text:p>
              </table:table-cell>
              <table:table-cell office:value-type="float" office:value="2812">
                <text:p>2812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string">
                <text:p>richards</text:p>
              </table:table-cell>
              <table:table-cell office:value-type="float" office:value="1044">
                <text:p>1044</text:p>
              </table:table-cell>
              <table:table-cell office:value-type="float" office:value="217">
                <text:p>217</text:p>
              </table:table-cell>
              <table:table-cell office:value-type="float" office:value="84">
                <text:p>84</text:p>
              </table:table-cell>
              <table:table-cell office:value-type="float" office:value="1051">
                <text:p>1051</text:p>
              </table:table-cell>
              <table:table-cell office:value-type="float" office:value="569">
                <text:p>569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spambayes</text:p>
              </table:table-cell>
              <table:table-cell office:value-type="float" office:value="12693">
                <text:p>12693</text:p>
              </table:table-cell>
              <table:table-cell office:value-type="float" office:value="5517">
                <text:p>5517</text:p>
              </table:table-cell>
              <table:table-cell office:value-type="float" office:value="2773">
                <text:p>2773</text:p>
              </table:table-cell>
              <table:table-cell office:value-type="float" office:value="13135">
                <text:p>13135</text:p>
              </table:table-cell>
              <table:table-cell office:value-type="float" office:value="16484">
                <text:p>16484</text:p>
              </table:table-cell>
              <table:table-cell office:value-type="float" office:value="20360">
                <text:p>20360</text:p>
              </table:table-cell>
            </table:table-row>
            <table:table-row>
              <table:table-cell office:value-type="string">
                <text:p>sympy_expand</text:p>
              </table:table-cell>
              <table:table-cell office:value-type="float" office:value="4532">
                <text:p>4532</text:p>
              </table:table-cell>
              <table:table-cell office:value-type="float" office:value="1330">
                <text:p>1330</text:p>
              </table:table-cell>
              <table:table-cell office:value-type="float" office:value="1069">
                <text:p>1069</text:p>
              </table:table-cell>
              <table:table-cell office:value-type="float" office:value="4265">
                <text:p>4265</text:p>
              </table:table-cell>
              <table:table-cell office:value-type="float" office:value="3877">
                <text:p>3877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telco</text:p>
              </table:table-cell>
              <table:table-cell office:value-type="float" office:value="2804">
                <text:p>2804</text:p>
              </table:table-cell>
              <table:table-cell office:value-type="float" office:value="1014">
                <text:p>1014</text:p>
              </table:table-cell>
              <table:table-cell office:value-type="float" office:value="466">
                <text:p>466</text:p>
              </table:table-cell>
              <table:table-cell office:value-type="float" office:value="2306">
                <text:p>2306</text:p>
              </table:table-cell>
              <table:table-cell office:value-type="float" office:value="2565">
                <text:p>2565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twisted_names</text:p>
              </table:table-cell>
              <table:table-cell office:value-type="float" office:value="9561">
                <text:p>9561</text:p>
              </table:table-cell>
              <table:table-cell office:value-type="float" office:value="2981">
                <text:p>2981</text:p>
              </table:table-cell>
              <table:table-cell office:value-type="float" office:value="1918">
                <text:p>1918</text:p>
              </table:table-cell>
              <table:table-cell office:value-type="float" office:value="9814">
                <text:p>9814</text:p>
              </table:table-cell>
              <table:table-cell office:value-type="float" office:value="9127">
                <text:p>9127</text:p>
              </table:table-cell>
              <table:table-cell office:value-type="float" office:value="16546">
                <text:p>165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18">
      <number:number number:decimal-places="2" number:min-integer-digits="1"/>
      <number:text> Ki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00000000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38cm" svg:height="17.201cm" xlink:href=".." xlink:type="simple" chart:class="chart:bar" chart:style-name="ch1">
        <chart:title svg:x="8.966cm" svg:y="0.48cm" chart:style-name="ch2">
          <text:p>JIT memory overhead</text:p>
        </chart:title>
        <chart:legend chart:legend-position="end" svg:x="19.486cm" svg:y="7.554cm" style:legend-expansion="high" chart:style-name="ch3"/>
        <chart:plot-area chart:style-name="ch4" table:cell-range-address="'Machine Code Size'.A15:'Machine Code Size'.E25 'Machine Code Size'.A14:'Machine Code Size'.D14" chart:data-source-has-labels="both" svg:x="1.37cm" svg:y="3.712cm" svg:width="16.875cm" svg:height="12.257cm">
          <chartooo:coordinate-region svg:x="2.097cm" svg:y="3.911cm" svg:width="16.148cm" svg:height="9.453cm"/>
          <chart:axis chart:dimension="x" chart:name="primary-x" chart:style-name="ch5" chartooo:axis-type="auto">
            <chartooo:date-scale/>
            <chart:categories table:cell-range-address="'Machine Code Size'.A15:'Machine Code Size'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15:'Machine Code Size'.B25" chart:label-cell-address="'Machine Code Size'.B14:'Machine Code Size'.B14" chart:class="chart:bar">
            <chart:data-point chart:repeated="11"/>
          </chart:series>
          <chart:series chart:style-name="ch9" chart:values-cell-range-address="'Machine Code Size'.C15:'Machine Code Size'.C25" chart:label-cell-address="'Machine Code Size'.C14:'Machine Code Size'.C14" chart:class="chart:bar">
            <chart:data-point chart:repeated="11"/>
          </chart:series>
          <chart:series chart:style-name="ch10" chart:values-cell-range-address="'Machine Code Size'.D15:'Machine Code Size'.D25" chart:label-cell-address="'Machine Code Size'.D14:'Machine Code Size'.D14" chart:class="chart:bar">
            <chart:data-point chart:repeated="11"/>
          </chart:series>
          <chart:series chart:style-name="ch11" chart:values-cell-range-address="'Machine Code Size'.E15:'Machine Code Size'.E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4:'Machine Code Size'.B14</svg:desc>
                </draw:g>
              </table:table-cell>
              <table:table-cell office:value-type="string">
                <text:p>Backend Map</text:p>
                <draw:g>
                  <svg:desc>'Machine Code Size'.C14:'Machine Code Size'.C14</svg:desc>
                </draw:g>
              </table:table-cell>
              <table:table-cell office:value-type="string">
                <text:p>Resume Data</text:p>
                <draw:g>
                  <svg:desc>'Machine Code Size'.D14:'Machine Code Size'.D14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15:'Machine Code Size'.A25</svg:desc>
                </draw:g>
              </table:table-cell>
              <table:table-cell office:value-type="float" office:value="0.274711823433174">
                <text:p>0.274711823433174</text:p>
                <draw:g>
                  <svg:desc>'Machine Code Size'.B15:'Machine Code Size'.B25</svg:desc>
                </draw:g>
              </table:table-cell>
              <table:table-cell office:value-type="float" office:value="0.0426579849492991">
                <text:p>0.0426579849492991</text:p>
                <draw:g>
                  <svg:desc>'Machine Code Size'.C15:'Machine Code Size'.C25</svg:desc>
                </draw:g>
              </table:table-cell>
              <table:table-cell office:value-type="float" office:value="0.682630191617527">
                <text:p>0.682630191617527</text:p>
                <draw:g>
                  <svg:desc>'Machine Code Size'.D15:'Machine Code Size'.D25</svg:desc>
                </draw:g>
              </table:table-cell>
              <table:table-cell office:value-type="float" office:value="572.0234374995">
                <text:p>572.0234374995</text:p>
                <draw:g>
                  <svg:desc>'Machine Code Size'.E15:'Machine Code Size'.E25</svg:desc>
                </draw:g>
              </table:table-cell>
            </table:table-row>
            <table:table-row>
              <table:table-cell office:value-type="string">
                <text:p>crypto_pyaes</text:p>
              </table:table-cell>
              <table:table-cell office:value-type="float" office:value="0.247803255781704">
                <text:p>0.247803255781704</text:p>
              </table:table-cell>
              <table:table-cell office:value-type="float" office:value="0.0350840073613196">
                <text:p>0.0350840073613196</text:p>
              </table:table-cell>
              <table:table-cell office:value-type="float" office:value="0.717112736856976">
                <text:p>0.717112736856976</text:p>
              </table:table-cell>
              <table:table-cell office:value-type="float" office:value="687.7187499995">
                <text:p>687.7187499995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0.27095926114794">
                <text:p>0.27095926114794</text:p>
              </table:table-cell>
              <table:table-cell office:value-type="float" office:value="0.0592169528018585">
                <text:p>0.0592169528018585</text:p>
              </table:table-cell>
              <table:table-cell office:value-type="float" office:value="0.669823786050201">
                <text:p>0.669823786050201</text:p>
              </table:table-cell>
              <table:table-cell office:value-type="float" office:value="861.767578125">
                <text:p>861.767578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0.170097122513759">
                <text:p>0.170097122513759</text:p>
              </table:table-cell>
              <table:table-cell office:value-type="float" office:value="0.0310123852842831">
                <text:p>0.0310123852842831</text:p>
              </table:table-cell>
              <table:table-cell office:value-type="float" office:value="0.798890492201958">
                <text:p>0.798890492201958</text:p>
              </table:table-cell>
              <table:table-cell office:value-type="float" office:value="28636.712890578">
                <text:p>28636.712890578</text:p>
              </table:table-cell>
            </table:table-row>
            <table:table-row>
              <table:table-cell office:value-type="string">
                <text:p>pyflate-fast</text:p>
              </table:table-cell>
              <table:table-cell office:value-type="float" office:value="0.250046370294342">
                <text:p>0.250046370294342</text:p>
              </table:table-cell>
              <table:table-cell office:value-type="float" office:value="0.0516786046461282">
                <text:p>0.0516786046461282</text:p>
              </table:table-cell>
              <table:table-cell office:value-type="float" office:value="0.69827502505953">
                <text:p>0.69827502505953</text:p>
              </table:table-cell>
              <table:table-cell office:value-type="float" office:value="2916.82226562">
                <text:p>2916.82226562</text:p>
              </table:table-cell>
            </table:table-row>
            <table:table-row>
              <table:table-cell office:value-type="string">
                <text:p>raytrace-simple</text:p>
              </table:table-cell>
              <table:table-cell office:value-type="float" office:value="0.246624180479877">
                <text:p>0.246624180479877</text:p>
              </table:table-cell>
              <table:table-cell office:value-type="float" office:value="0.0371269108250703">
                <text:p>0.0371269108250703</text:p>
              </table:table-cell>
              <table:table-cell office:value-type="float" office:value="0.716248908695052">
                <text:p>0.716248908695052</text:p>
              </table:table-cell>
              <table:table-cell office:value-type="float" office:value="1993.2949218745">
                <text:p>1993.2949218745</text:p>
              </table:table-cell>
            </table:table-row>
            <table:table-row>
              <table:table-cell office:value-type="string">
                <text:p>richards</text:p>
              </table:table-cell>
              <table:table-cell office:value-type="float" office:value="0.182724697726504">
                <text:p>0.182724697726504</text:p>
              </table:table-cell>
              <table:table-cell office:value-type="float" office:value="0.0205134844757602">
                <text:p>0.0205134844757602</text:p>
              </table:table-cell>
              <table:table-cell office:value-type="float" office:value="0.796761817797736">
                <text:p>0.796761817797736</text:p>
              </table:table-cell>
              <table:table-cell office:value-type="float" office:value="859.857421875">
                <text:p>859.857421875</text:p>
              </table:table-cell>
            </table:table-row>
            <table:table-row>
              <table:table-cell office:value-type="string">
                <text:p>spambayes</text:p>
              </table:table-cell>
              <table:table-cell office:value-type="float" office:value="0.265014932320316">
                <text:p>0.265014932320316</text:p>
              </table:table-cell>
              <table:table-cell office:value-type="float" office:value="0.0351671459143209">
                <text:p>0.0351671459143209</text:p>
              </table:table-cell>
              <table:table-cell office:value-type="float" office:value="0.699817921765363">
                <text:p>0.699817921765363</text:p>
              </table:table-cell>
              <table:table-cell office:value-type="float" office:value="9433.18750001">
                <text:p>9433.18750001</text:p>
              </table:table-cell>
            </table:table-row>
            <table:table-row>
              <table:table-cell office:value-type="string">
                <text:p>sympy_expand</text:p>
              </table:table-cell>
              <table:table-cell office:value-type="float" office:value="0.275379968766269">
                <text:p>0.275379968766269</text:p>
              </table:table-cell>
              <table:table-cell office:value-type="float" office:value="0.0634257560303799">
                <text:p>0.0634257560303799</text:p>
              </table:table-cell>
              <table:table-cell office:value-type="float" office:value="0.661194275203351">
                <text:p>0.661194275203351</text:p>
              </table:table-cell>
              <table:table-cell office:value-type="float" office:value="3374.300781255">
                <text:p>3374.300781255</text:p>
              </table:table-cell>
            </table:table-row>
            <table:table-row>
              <table:table-cell office:value-type="string">
                <text:p>telco</text:p>
              </table:table-cell>
              <table:table-cell office:value-type="float" office:value="0.244990017556131">
                <text:p>0.244990017556131</text:p>
              </table:table-cell>
              <table:table-cell office:value-type="float" office:value="0.0368076561407085">
                <text:p>0.0368076561407085</text:p>
              </table:table-cell>
              <table:table-cell office:value-type="float" office:value="0.718202326303161">
                <text:p>0.718202326303161</text:p>
              </table:table-cell>
              <table:table-cell office:value-type="float" office:value="2108.193359375">
                <text:p>2108.193359375</text:p>
              </table:table-cell>
            </table:table-row>
            <table:table-row>
              <table:table-cell office:value-type="string">
                <text:p>twisted_names</text:p>
              </table:table-cell>
              <table:table-cell office:value-type="float" office:value="0.228755941345842">
                <text:p>0.228755941345842</text:p>
              </table:table-cell>
              <table:table-cell office:value-type="float" office:value="0.03082276911062">
                <text:p>0.03082276911062</text:p>
              </table:table-cell>
              <table:table-cell office:value-type="float" office:value="0.740421289543538">
                <text:p>0.740421289543538</text:p>
              </table:table-cell>
              <table:table-cell office:value-type="float" office:value="7409.263671878">
                <text:p>7409.2636718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2" number:min-integer-digits="1"/>
      <number:text> Ki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56cm" svg:height="6.73cm" xlink:href=".." xlink:type="simple" chart:class="chart:circle" chart:style-name="ch1">
        <chart:title svg:x="1cm" svg:y="0.27cm" chart:style-name="ch2">
          <text:p>Size of generated machine code and resume data</text:p>
        </chart:title>
        <chart:subtitle svg:x="3.725cm" svg:y="1.183cm" chart:style-name="ch3">
          <text:p>go benchmark 28636 KiB</text:p>
        </chart:subtitle>
        <chart:legend chart:legend-position="end" svg:x="9.004cm" svg:y="2.568cm" style:legend-expansion="high" chart:style-name="ch4"/>
        <chart:plot-area chart:style-name="ch5" table:cell-range-address="'Machine Code Size'.B1:'Machine Code Size'.D1 'Machine Code Size'.A5:'Machine Code Size'.D5" chart:data-source-has-labels="both" svg:x="0.239cm" svg:y="2cm" svg:width="8.527cm" svg:height="4.596cm">
          <chartooo:coordinate-region svg:x="2.565cm" svg:y="2.421cm" svg:width="3.805cm" svg:height="3.805cm"/>
          <chart:axis chart:dimension="x" chart:name="primary-x" chart:style-name="ch6" chartooo:axis-type="auto">
            <chartooo:date-scale/>
            <chart:categories table:cell-range-address="'Machine Code Size'.B1:'Machine Code Size'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chine Code Size'.B5:'Machine Code Size'.D5" chart:label-cell-address="'Machine Code Size'.A5:'Machine Code Size'.A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053cm" svg:height="9cm" xlink:href=".." xlink:type="simple" chart:class="chart:ring" chart:style-name="ch1">
        <chart:legend chart:legend-position="end" svg:x="7.784cm" svg:y="3.753cm" style:legend-expansion="high" chart:style-name="ch2"/>
        <chart:plot-area chart:style-name="ch3" table:cell-range-address="'Resume Data Sizes'.D1:'Resume Data Sizes'.D12 'Resume Data Sizes'.F1:'Resume Data Sizes'.F12 'Resume Data Sizes'.B2:'Resume Data Sizes'.B12" chart:data-source-has-labels="both" svg:x="0.221cm" svg:y="0.675cm" svg:width="7.342cm" svg:height="8.145cm">
          <chartooo:coordinate-region svg:x="0.221cm" svg:y="1.077cm" svg:width="7.341cm" svg:height="7.341cm"/>
          <chart:axis chart:dimension="x" chart:name="primary-x" chart:style-name="ch4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D2 'Resume Data Sizes'.F2:'Resume Data Sizes'.F2" chart:label-cell-address="'Resume Data Sizes'.B2:'Resume Data Sizes'.B2" chart:class="chart:circle">
            <chart:data-point chart:style-name="ch8"/>
            <chart:data-point chart:style-name="ch9"/>
          </chart:series>
          <chart:series chart:style-name="ch10" chart:values-cell-range-address="'Resume Data Sizes'.D3:'Resume Data Sizes'.D3 'Resume Data Sizes'.F3:'Resume Data Sizes'.F3" chart:label-cell-address="'Resume Data Sizes'.B3:'Resume Data Sizes'.B3" chart:class="chart:circle">
            <chart:data-point chart:style-name="ch8"/>
            <chart:data-point chart:style-name="ch9"/>
          </chart:series>
          <chart:series chart:style-name="ch11" chart:values-cell-range-address="'Resume Data Sizes'.D4:'Resume Data Sizes'.D4 'Resume Data Sizes'.F4:'Resume Data Sizes'.F4" chart:label-cell-address="'Resume Data Sizes'.B4:'Resume Data Sizes'.B4" chart:class="chart:circle">
            <chart:data-point chart:style-name="ch8"/>
            <chart:data-point chart:style-name="ch9"/>
          </chart:series>
          <chart:series chart:style-name="ch12" chart:values-cell-range-address="'Resume Data Sizes'.D5:'Resume Data Sizes'.D5 'Resume Data Sizes'.F5:'Resume Data Sizes'.F5" chart:label-cell-address="'Resume Data Sizes'.B5:'Resume Data Sizes'.B5" chart:class="chart:circle">
            <chart:data-point chart:style-name="ch8"/>
            <chart:data-point chart:style-name="ch9"/>
          </chart:series>
          <chart:series chart:style-name="ch13" chart:values-cell-range-address="'Resume Data Sizes'.D6:'Resume Data Sizes'.D6 'Resume Data Sizes'.F6:'Resume Data Sizes'.F6" chart:label-cell-address="'Resume Data Sizes'.B6:'Resume Data Sizes'.B6" chart:class="chart:circle">
            <chart:data-point chart:style-name="ch8"/>
            <chart:data-point chart:style-name="ch9"/>
          </chart:series>
          <chart:series chart:style-name="ch14" chart:values-cell-range-address="'Resume Data Sizes'.D7:'Resume Data Sizes'.D7 'Resume Data Sizes'.F7:'Resume Data Sizes'.F7" chart:label-cell-address="'Resume Data Sizes'.B7:'Resume Data Sizes'.B7" chart:class="chart:circle">
            <chart:data-point chart:style-name="ch8"/>
            <chart:data-point chart:style-name="ch9"/>
          </chart:series>
          <chart:series chart:style-name="ch15" chart:values-cell-range-address="'Resume Data Sizes'.D8:'Resume Data Sizes'.D8 'Resume Data Sizes'.F8:'Resume Data Sizes'.F8" chart:label-cell-address="'Resume Data Sizes'.B8:'Resume Data Sizes'.B8" chart:class="chart:circle">
            <chart:data-point chart:style-name="ch8"/>
            <chart:data-point chart:style-name="ch9"/>
          </chart:series>
          <chart:series chart:style-name="ch16" chart:values-cell-range-address="'Resume Data Sizes'.D9:'Resume Data Sizes'.D9 'Resume Data Sizes'.F9:'Resume Data Sizes'.F9" chart:label-cell-address="'Resume Data Sizes'.B9:'Resume Data Sizes'.B9" chart:class="chart:circle">
            <chart:data-point chart:style-name="ch8"/>
            <chart:data-point chart:style-name="ch9"/>
          </chart:series>
          <chart:series chart:style-name="ch17" chart:values-cell-range-address="'Resume Data Sizes'.D10:'Resume Data Sizes'.D10 'Resume Data Sizes'.F10:'Resume Data Sizes'.F10" chart:label-cell-address="'Resume Data Sizes'.B10:'Resume Data Sizes'.B10" chart:class="chart:circle">
            <chart:data-point chart:style-name="ch8"/>
            <chart:data-point chart:style-name="ch9"/>
          </chart:series>
          <chart:series chart:style-name="ch18" chart:values-cell-range-address="'Resume Data Sizes'.D11:'Resume Data Sizes'.D11 'Resume Data Sizes'.F11:'Resume Data Sizes'.F11" chart:label-cell-address="'Resume Data Sizes'.B11:'Resume Data Sizes'.B11" chart:class="chart:circle">
            <chart:data-point chart:style-name="ch8"/>
            <chart:data-point chart:style-name="ch9"/>
          </chart:series>
          <chart:series chart:style-name="ch19" chart:values-cell-range-address="'Resume Data Sizes'.D12:'Resume Data Sizes'.D12 'Resume Data Sizes'.F12:'Resume Data Sizes'.F12" chart:label-cell-address="'Resume Data Sizes'.B12:'Resume Data Sizes'.B12" chart:class="chart:circle"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D2 'Resume Data Sizes'.F2:'Resume Data Sizes'.F2</svg:desc>
                </draw:g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D3 'Resume Data Sizes'.F3:'Resume Data Sizes'.F3</svg:desc>
                </draw:g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D4 'Resume Data Sizes'.F4:'Resume Data Sizes'.F4</svg:desc>
                </draw:g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D6 'Resume Data Sizes'.F6:'Resume Data Sizes'.F6</svg:desc>
                </draw:g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D7 'Resume Data Sizes'.F7:'Resume Data Sizes'.F7</svg:desc>
                </draw:g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D8 'Resume Data Sizes'.F8:'Resume Data Sizes'.F8</svg:desc>
                </draw:g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D9 'Resume Data Sizes'.F9:'Resume Data Sizes'.F9</svg:desc>
                </draw:g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D10 'Resume Data Sizes'.F10:'Resume Data Sizes'.F10</svg:desc>
                </draw:g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D11 'Resume Data Sizes'.F11:'Resume Data Sizes'.F11</svg:desc>
                </draw:g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D12 'Resume Data Sizes'.F12:'Resume Data Sizes'.F12</svg:desc>
                </draw:g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ring" chart:style-name="ch1">
        <chart:legend chart:legend-position="end" svg:x="10.642cm" svg:y="3.709cm" style:legend-expansion="high" chart:style-name="ch2"/>
        <chart:plot-area chart:style-name="ch3" table:cell-range-address="'Resume Data Sizes'.D1:'Resume Data Sizes'.F12 'Resume Data Sizes'.B2:'Resume Data Sizes'.B12" chart:data-source-has-labels="both" svg:x="0.32cm" svg:y="0.675cm" svg:width="10.003cm" svg:height="8.158cm">
          <chartooo:coordinate-region svg:x="1.243cm" svg:y="0.676cm" svg:width="8.157cm" svg:height="8.157cm"/>
          <chart:axis chart:dimension="x" chart:name="primary-x" chart:style-name="ch4" chartooo:axis-type="auto">
            <chartooo:date-scale/>
            <chart:categories table:cell-range-address="'Resume Data Sizes'.D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F2" chart:label-cell-address="'Resume Data Sizes'.B2:'Resume Data Sizes'.B2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Resume Data Sizes'.D3:'Resume Data Sizes'.F3" chart:label-cell-address="'Resume Data Sizes'.B3:'Resume Data Sizes'.B3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'Resume Data Sizes'.D4:'Resume Data Sizes'.F4" chart:label-cell-address="'Resume Data Sizes'.B4:'Resume Data Sizes'.B4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'Resume Data Sizes'.D5:'Resume Data Sizes'.F5" chart:label-cell-address="'Resume Data Sizes'.B5:'Resume Data Sizes'.B5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'Resume Data Sizes'.D6:'Resume Data Sizes'.F6" chart:label-cell-address="'Resume Data Sizes'.B6:'Resume Data Sizes'.B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'Resume Data Sizes'.D7:'Resume Data Sizes'.F7" chart:label-cell-address="'Resume Data Sizes'.B7:'Resume Data Sizes'.B7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'Resume Data Sizes'.D8:'Resume Data Sizes'.F8" chart:label-cell-address="'Resume Data Sizes'.B8:'Resume Data Sizes'.B8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'Resume Data Sizes'.D9:'Resume Data Sizes'.F9" chart:label-cell-address="'Resume Data Sizes'.B9:'Resume Data Sizes'.B9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'Resume Data Sizes'.D10:'Resume Data Sizes'.F10" chart:label-cell-address="'Resume Data Sizes'.B10:'Resume Data Sizes'.B10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'Resume Data Sizes'.D11:'Resume Data Sizes'.F11" chart:label-cell-address="'Resume Data Sizes'.B11:'Resume Data Sizes'.B11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'Resume Data Sizes'.D12:'Resume Data Sizes'.F12" chart:label-cell-address="'Resume Data Sizes'.B12:'Resume Data Sizes'.B12" chart:class="chart:circle"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F2</svg:desc>
                </draw:g>
              </table:table-cell>
              <table:table-cell office:value-type="float" office:value="1312.44140625">
                <text:p>1312.44140625</text:p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F3</svg:desc>
                </draw:g>
              </table:table-cell>
              <table:table-cell office:value-type="float" office:value="1685.69921875">
                <text:p>1685.69921875</text:p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F4</svg:desc>
                </draw:g>
              </table:table-cell>
              <table:table-cell office:value-type="float" office:value="2383.1484375">
                <text:p>2383.1484375</text:p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F6</svg:desc>
                </draw:g>
              </table:table-cell>
              <table:table-cell office:value-type="float" office:value="7422.01367188">
                <text:p>7422.01367188</text:p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F7</svg:desc>
                </draw:g>
              </table:table-cell>
              <table:table-cell office:value-type="float" office:value="4591.57617188">
                <text:p>4591.57617188</text:p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F8</svg:desc>
                </draw:g>
              </table:table-cell>
              <table:table-cell office:value-type="float" office:value="2579.734375">
                <text:p>2579.734375</text:p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F9</svg:desc>
                </draw:g>
              </table:table-cell>
              <table:table-cell office:value-type="float" office:value="36708.2675781">
                <text:p>36708.2675781</text:p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F10</svg:desc>
                </draw:g>
              </table:table-cell>
              <table:table-cell office:value-type="float" office:value="10048.6972656">
                <text:p>10048.6972656</text:p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F11</svg:desc>
                </draw:g>
              </table:table-cell>
              <table:table-cell office:value-type="float" office:value="6352.2734375">
                <text:p>6352.2734375</text:p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F12</svg:desc>
                </draw:g>
              </table:table-cell>
              <table:table-cell office:value-type="float" office:value="30032.9023438">
                <text:p>30032.9023438</text:p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ring" chart:style-name="ch1">
        <chart:subtitle svg:x="6.661cm" svg:y="0.493cm" chart:style-name="ch2">
          <text:p>go Benchmark</text:p>
        </chart:subtitle>
        <chart:legend chart:legend-position="end" svg:x="10.642cm" svg:y="3.699cm" style:legend-expansion="high" chart:style-name="ch3"/>
        <chart:plot-area chart:style-name="ch4" table:cell-range-address="'Resume Data Sizes'.D1:'Resume Data Sizes'.F1 'Resume Data Sizes'.B5:'Resume Data Sizes'.B5 'Resume Data Sizes'.D5:'Resume Data Sizes'.F5" chart:data-source-has-labels="both" svg:x="0.32cm" svg:y="1.355cm" svg:width="10.003cm" svg:height="7.459cm">
          <chartooo:coordinate-region svg:x="1.592cm" svg:y="1.355cm" svg:width="7.459cm" svg:height="7.459cm"/>
          <chart:axis chart:dimension="x" chart:name="primary-x" chart:style-name="ch5" chartooo:axis-type="auto">
            <chartooo:date-scale/>
            <chart:categories table:cell-range-address="'Resume Data Sizes'.D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F5" chart:label-cell-address="'Resume Data Sizes'.B5:'Resume Data Sizes'.B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1cm" svg:height="8.993cm" xlink:href=".." xlink:type="simple" chart:class="chart:ring" chart:style-name="ch1">
        <chart:subtitle svg:x="4cm" svg:y="0.493cm" chart:style-name="ch2">
          <text:p>go Benchmark</text:p>
        </chart:subtitle>
        <chart:legend chart:legend-position="end" svg:x="7.411cm" svg:y="3.749cm" style:legend-expansion="high" chart:style-name="ch3"/>
        <chart:plot-area chart:style-name="ch4" table:cell-range-address="'Resume Data Sizes'.D1:'Resume Data Sizes'.D1 'Resume Data Sizes'.F1:'Resume Data Sizes'.F1 'Resume Data Sizes'.B5:'Resume Data Sizes'.B5 'Resume Data Sizes'.D5:'Resume Data Sizes'.D5 'Resume Data Sizes'.F5:'Resume Data Sizes'.F5" chart:data-source-has-labels="both" svg:x="0.213cm" svg:y="1.355cm" svg:width="6.986cm" svg:height="7.459cm">
          <chartooo:coordinate-region svg:x="0.213cm" svg:y="1.591cm" svg:width="6.986cm" svg:height="6.986cm"/>
          <chart:axis chart:dimension="x" chart:name="primary-x" chart:style-name="ch5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D5 'Resume Data Sizes'.F5:'Resume Data Sizes'.F5" chart:label-cell-address="'Resume Data Sizes'.B5:'Resume Data Sizes'.B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869cm" svg:y="0.316cm" chart:style-name="ch2">
          <text:p>Relation of Guards and Other Operations</text:p>
        </chart:title>
        <chart:subtitle svg:x="6.223cm" svg:y="1.275cm" chart:style-name="ch3">
          <text:p>Before Optimization</text:p>
        </chart:subtitle>
        <chart:legend chart:legend-position="end" svg:x="12.995cm" svg:y="2.707cm" style:legend-expansion="high" chart:style-name="ch4"/>
        <chart:plot-area chart:style-name="ch5" table:cell-range-address="'Operations and Guards'.D1:'Operations and Guards'.J12 'Operations and Guards'.B2:'Operations and Guards'.B12" chart:data-source-has-labels="both" svg:x="0.32cm" svg:y="2.138cm" svg:width="12.356cm" svg:height="6.682cm">
          <chartooo:coordinate-region svg:x="3.157cm" svg:y="2.139cm" svg:width="6.681cm" svg:height="6.681cm"/>
          <chart:axis chart:dimension="x" chart:name="primary-x" chart:style-name="ch6" chartooo:axis-type="auto">
            <chartooo:date-scale/>
            <chart:categories table:cell-range-address="'Operations and Guards'.D1:'Operations and Guards'.J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J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Operations and Guards'.D3:'Operations and Guards'.J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8" chart:values-cell-range-address="'Operations and Guards'.D4:'Operations and Guards'.J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9" chart:values-cell-range-address="'Operations and Guards'.D5:'Operations and Guards'.J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0" chart:values-cell-range-address="'Operations and Guards'.D6:'Operations and Guards'.J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1" chart:values-cell-range-address="'Operations and Guards'.D7:'Operations and Guards'.J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2" chart:values-cell-range-address="'Operations and Guards'.D8:'Operations and Guards'.J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3" chart:values-cell-range-address="'Operations and Guards'.D9:'Operations and Guards'.J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4" chart:values-cell-range-address="'Operations and Guards'.D10:'Operations and Guards'.J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5" chart:values-cell-range-address="'Operations and Guards'.D11:'Operations and Guards'.J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6" chart:values-cell-range-address="'Operations and Guards'.D12:'Operations and Guards'.J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J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J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J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J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J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J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J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J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J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J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J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J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15.059cm" svg:height="9.054cm" xlink:href=".." xlink:type="simple" chart:class="chart:ring" chart:style-name="ch1">
        <chart:title svg:x="3.398cm" svg:y="0.317cm" chart:style-name="ch2">
          <text:p>Relation of Guards and Other Operations</text:p>
        </chart:title>
        <chart:subtitle svg:x="5.911cm" svg:y="1.277cm" chart:style-name="ch3">
          <text:p>After Optimization</text:p>
        </chart:subtitle>
        <chart:legend chart:legend-position="end" svg:x="12.055cm" svg:y="2.236cm" style:legend-expansion="high" chart:style-name="ch4"/>
        <chart:plot-area chart:style-name="ch5" table:cell-range-address="'Operations and Guards'.D1:'Operations and Guards'.L12 'Operations and Guards'.B2:'Operations and Guards'.B12" chart:data-source-has-labels="both" svg:x="0.301cm" svg:y="2.141cm" svg:width="11.453cm" svg:height="6.732cm">
          <chartooo:coordinate-region svg:x="2.662cm" svg:y="2.142cm" svg:width="6.731cm" svg:height="6.731cm"/>
          <chart:axis chart:dimension="x" chart:name="primary-x" chart:style-name="ch6" chartooo:axis-type="auto">
            <chartooo:date-scale/>
            <chart:categories table:cell-range-address="'Operations and Guards'.D1:'Operations and Guards'.L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L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Operations and Guards'.D3:'Operations and Guards'.L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Operations and Guards'.D4:'Operations and Guards'.L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Operations and Guards'.D5:'Operations and Guards'.L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Operations and Guards'.D6:'Operations and Guards'.L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Operations and Guards'.D7:'Operations and Guards'.L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Operations and Guards'.D8:'Operations and Guards'.L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Operations and Guards'.D9:'Operations and Guards'.L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Operations and Guards'.D10:'Operations and Guards'.L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Operations and Guards'.D11:'Operations and Guards'.L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Operations and Guards'.D12:'Operations and Guards'.L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L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  <table:table-cell office:value-type="string">
                <text:p>Guards b/o</text:p>
              </table:table-cell>
              <table:table-cell office:value-type="string">
                <text:p>Operations a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L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  <table:table-cell office:value-type="float" office:value="3954">
                <text:p>395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L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  <table:table-cell office:value-type="float" office:value="2795">
                <text:p>2795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L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  <table:table-cell office:value-type="float" office:value="5111">
                <text:p>5111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L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  <table:table-cell office:value-type="float" office:value="130499">
                <text:p>130499</text:p>
              </table:table-cell>
              <table:table-cell office:value-type="float" office:value="122977">
                <text:p>122977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L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  <table:table-cell office:value-type="float" office:value="13826">
                <text:p>13826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L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  <table:table-cell office:value-type="float" office:value="14174">
                <text:p>1417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L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  <table:table-cell office:value-type="float" office:value="5503">
                <text:p>5503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L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  <table:table-cell office:value-type="float" office:value="42053">
                <text:p>42053</text:p>
              </table:table-cell>
              <table:table-cell office:value-type="float" office:value="58269">
                <text:p>58269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L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  <table:table-cell office:value-type="float" office:value="20333">
                <text:p>20333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L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  <table:table-cell office:value-type="float" office:value="20356">
                <text:p>20356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L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  <table:table-cell office:value-type="float" office:value="47490">
                <text:p>47490</text:p>
              </table:table-cell>
              <table:table-cell office:value-type="float" office:value="40386">
                <text:p>403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869cm" svg:y="0.316cm" chart:style-name="ch2">
          <text:p>Relation of Guards and Other Operations</text:p>
        </chart:title>
        <chart:subtitle svg:x="4.847cm" svg:y="1.275cm" chart:style-name="ch3">
          <text:p>go Benchmark, Before Optimization</text:p>
        </chart:subtitle>
        <chart:legend chart:legend-position="end" svg:x="12.995cm" svg:y="3.952cm" style:legend-expansion="high" chart:style-name="ch4"/>
        <chart:plot-area chart:style-name="ch5" table:cell-range-address="'Operations and Guards'.J1:'Operations and Guards'.K1 'Operations and Guards'.B5:'Operations and Guards'.B5 'Operations and Guards'.J5:'Operations and Guards'.K5" chart:data-source-has-labels="both" svg:x="0.32cm" svg:y="2.138cm" svg:width="12.356cm" svg:height="6.682cm">
          <chartooo:coordinate-region svg:x="3.157cm" svg:y="2.138cm" svg:width="6.682cm" svg:height="6.682cm"/>
          <chart:axis chart:dimension="x" chart:name="primary-x" chart:style-name="ch6" chartooo:axis-type="auto">
            <chartooo:date-scale/>
            <chart:categories table:cell-range-address="'Operations and Guards'.J1:'Operations and Guards'.K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J5:'Operations and Guards'.K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b/o</text:p>
                <draw:g>
                  <svg:desc>'Operations and Guards'.J1:'Operations and Guards'.K1</svg:desc>
                </draw:g>
              </table:table-cell>
              <table:table-cell office:value-type="string">
                <text:p>Guards b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655248">
                <text:p>655248</text:p>
                <draw:g>
                  <svg:desc>'Operations and Guards'.J5:'Operations and Guards'.K5</svg:desc>
                </draw:g>
              </table:table-cell>
              <table:table-cell office:value-type="float" office:value="130499">
                <text:p>130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